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3f676b5f" officeooo:paragraph-rsid="3f676b5f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officeooo:paragraph-rsid="0ce719f8"/>
    </style:style>
    <style:style style:name="P4" style:family="paragraph" style:parent-style-name="Text_20_body">
      <style:text-properties officeooo:rsid="44bcafe2" officeooo:paragraph-rsid="44dde692"/>
    </style:style>
    <style:style style:name="P5" style:family="paragraph" style:parent-style-name="Text_20_body">
      <style:text-properties officeooo:rsid="44bcb31e" officeooo:paragraph-rsid="44bcb31e"/>
    </style:style>
    <style:style style:name="P6" style:family="paragraph" style:parent-style-name="Text_20_body">
      <style:text-properties officeooo:rsid="44c275f4" officeooo:paragraph-rsid="44c275f4"/>
    </style:style>
    <style:style style:name="P7" style:family="paragraph" style:parent-style-name="Text_20_body">
      <style:text-properties officeooo:rsid="44c63c52" officeooo:paragraph-rsid="44c63c52"/>
    </style:style>
    <style:style style:name="P8" style:family="paragraph" style:parent-style-name="Text_20_body">
      <style:text-properties officeooo:rsid="44d40c2b" officeooo:paragraph-rsid="44d40c2b"/>
    </style:style>
    <style:style style:name="P9" style:family="paragraph" style:parent-style-name="Text_20_body">
      <style:text-properties officeooo:rsid="44d761fb" officeooo:paragraph-rsid="44d761fb"/>
    </style:style>
    <style:style style:name="P10" style:family="paragraph" style:parent-style-name="Text_20_body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23c98" officeooo:paragraph-rsid="44c23c9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" style:family="paragraph" style:parent-style-name="Text_20_body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4" style:family="paragraph" style:parent-style-name="Text_20_body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5" style:family="paragraph" style:parent-style-name="Text_20_body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6" style:family="paragraph" style:parent-style-name="Text_20_body">
      <style:text-properties officeooo:paragraph-rsid="44c71210"/>
    </style:style>
    <style:style style:name="P17" style:family="paragraph" style:parent-style-name="Text_20_body">
      <style:text-properties officeooo:paragraph-rsid="44bcafe2"/>
    </style:style>
    <style:style style:name="P18" style:family="paragraph" style:parent-style-name="Text_20_body">
      <style:text-properties fo:font-style="italic" officeooo:rsid="44b7d82a" officeooo:paragraph-rsid="450345d7" style:font-style-asian="italic" style:font-style-complex="italic"/>
    </style:style>
    <style:style style:name="P19" style:family="paragraph" style:parent-style-name="Text_20_body">
      <style:text-properties fo:font-style="italic" officeooo:rsid="4523e8a8" officeooo:paragraph-rsid="4523e8a8" style:font-style-asian="italic" style:font-style-complex="italic"/>
    </style:style>
    <style:style style:name="P20" style:family="paragraph" style:parent-style-name="Text_20_body">
      <style:text-properties fo:font-style="italic" officeooo:rsid="4549eb5b" officeooo:paragraph-rsid="4549eb5b" style:font-style-asian="italic" style:font-style-complex="italic"/>
    </style:style>
    <style:style style:name="P21" style:family="paragraph" style:parent-style-name="Text_20_body">
      <style:text-properties fo:font-style="italic" officeooo:rsid="45703752" officeooo:paragraph-rsid="45703752" style:font-style-asian="italic" style:font-style-complex="italic"/>
    </style:style>
    <style:style style:name="P22" style:family="paragraph" style:parent-style-name="Text_20_body">
      <style:text-properties officeooo:rsid="450a4e84" officeooo:paragraph-rsid="450a4e84"/>
    </style:style>
    <style:style style:name="P23" style:family="paragraph" style:parent-style-name="Text_20_body">
      <style:text-properties officeooo:rsid="450a7f3e" officeooo:paragraph-rsid="450a7f3e"/>
    </style:style>
    <style:style style:name="P24" style:family="paragraph" style:parent-style-name="Text_20_body">
      <style:text-properties officeooo:paragraph-rsid="450d2fc9"/>
    </style:style>
    <style:style style:name="P25" style:family="paragraph" style:parent-style-name="Text_20_body">
      <style:text-properties officeooo:rsid="45169e5c" officeooo:paragraph-rsid="45169e5c"/>
    </style:style>
    <style:style style:name="P26" style:family="paragraph" style:parent-style-name="Text_20_body">
      <style:text-properties officeooo:rsid="4517afe6" officeooo:paragraph-rsid="4517afe6"/>
    </style:style>
    <style:style style:name="P27" style:family="paragraph" style:parent-style-name="Text_20_body">
      <style:text-properties officeooo:rsid="451d0652" officeooo:paragraph-rsid="451d0652"/>
    </style:style>
    <style:style style:name="P28" style:family="paragraph" style:parent-style-name="Text_20_body">
      <style:text-properties officeooo:rsid="451ed44b" officeooo:paragraph-rsid="451ed44b"/>
    </style:style>
    <style:style style:name="P29" style:family="paragraph" style:parent-style-name="Text_20_body">
      <style:text-properties officeooo:rsid="4520b071" officeooo:paragraph-rsid="4520b071"/>
    </style:style>
    <style:style style:name="P30" style:family="paragraph" style:parent-style-name="Text_20_body">
      <style:text-properties officeooo:paragraph-rsid="4522128f"/>
    </style:style>
    <style:style style:name="P31" style:family="paragraph" style:parent-style-name="Text_20_body">
      <style:text-properties officeooo:rsid="4526485d" officeooo:paragraph-rsid="4526485d"/>
    </style:style>
    <style:style style:name="P32" style:family="paragraph" style:parent-style-name="Text_20_body">
      <style:text-properties officeooo:paragraph-rsid="4529a801"/>
    </style:style>
    <style:style style:name="P33" style:family="paragraph" style:parent-style-name="Text_20_body">
      <style:text-properties officeooo:rsid="452cabc7" officeooo:paragraph-rsid="452cabc7"/>
    </style:style>
    <style:style style:name="P34" style:family="paragraph" style:parent-style-name="Text_20_body">
      <style:text-properties officeooo:rsid="4531029d" officeooo:paragraph-rsid="4531029d"/>
    </style:style>
    <style:style style:name="P35" style:family="paragraph" style:parent-style-name="Text_20_body">
      <style:text-properties officeooo:rsid="452e4991" officeooo:paragraph-rsid="452e4991"/>
    </style:style>
    <style:style style:name="P36" style:family="paragraph" style:parent-style-name="Text_20_body">
      <style:text-properties officeooo:rsid="453a4595" officeooo:paragraph-rsid="453a4595"/>
    </style:style>
    <style:style style:name="P37" style:family="paragraph" style:parent-style-name="Text_20_body">
      <style:text-properties officeooo:rsid="454502c7" officeooo:paragraph-rsid="454502c7"/>
    </style:style>
    <style:style style:name="P38" style:family="paragraph" style:parent-style-name="Text_20_body">
      <style:text-properties officeooo:rsid="45456065" officeooo:paragraph-rsid="45456065"/>
    </style:style>
    <style:style style:name="P39" style:family="paragraph" style:parent-style-name="Text_20_body">
      <style:text-properties officeooo:paragraph-rsid="454b018c"/>
    </style:style>
    <style:style style:name="P40" style:family="paragraph" style:parent-style-name="Text_20_body">
      <style:text-properties officeooo:paragraph-rsid="455ad56b"/>
    </style:style>
    <style:style style:name="P41" style:family="paragraph" style:parent-style-name="Text_20_body">
      <style:text-properties officeooo:rsid="455ee10c" officeooo:paragraph-rsid="455ee10c"/>
    </style:style>
    <style:style style:name="P42" style:family="paragraph" style:parent-style-name="Text_20_body">
      <style:text-properties officeooo:rsid="455ee10c" officeooo:paragraph-rsid="456ba143"/>
    </style:style>
    <style:style style:name="P43" style:family="paragraph" style:parent-style-name="Text_20_body">
      <style:text-properties officeooo:rsid="4558e3a5" officeooo:paragraph-rsid="453a4595"/>
    </style:style>
    <style:style style:name="P44" style:family="paragraph" style:parent-style-name="Text_20_body">
      <style:text-properties officeooo:rsid="45665846" officeooo:paragraph-rsid="45665846"/>
    </style:style>
    <style:style style:name="P45" style:family="paragraph" style:parent-style-name="Text_20_body">
      <style:text-properties officeooo:paragraph-rsid="455ee10c"/>
    </style:style>
    <style:style style:name="P46" style:family="paragraph" style:parent-style-name="Text_20_body">
      <style:text-properties officeooo:rsid="456baaa8" officeooo:paragraph-rsid="456baaa8"/>
    </style:style>
    <style:style style:name="P47" style:family="paragraph" style:parent-style-name="Text_20_body">
      <style:text-properties officeooo:rsid="451f1228" officeooo:paragraph-rsid="451f1228"/>
    </style:style>
    <style:style style:name="P48" style:family="paragraph" style:parent-style-name="Text_20_body">
      <style:text-properties officeooo:rsid="4564acac" officeooo:paragraph-rsid="4564acac"/>
    </style:style>
    <style:style style:name="P49" style:family="paragraph" style:parent-style-name="Text_20_body">
      <style:text-properties officeooo:rsid="4578589d" officeooo:paragraph-rsid="4578589d"/>
    </style:style>
    <style:style style:name="P50" style:family="paragraph" style:parent-style-name="Text_20_body">
      <style:text-properties officeooo:rsid="457b8661" officeooo:paragraph-rsid="457b8661"/>
    </style:style>
    <style:style style:name="P51" style:family="paragraph" style:parent-style-name="Text_20_body">
      <style:text-properties officeooo:rsid="457468d3" officeooo:paragraph-rsid="457468d3"/>
    </style:style>
    <style:style style:name="P52" style:family="paragraph" style:parent-style-name="Text_20_body">
      <style:text-properties officeooo:rsid="457f82fb" officeooo:paragraph-rsid="457f82fb"/>
    </style:style>
    <style:style style:name="P53" style:family="paragraph" style:parent-style-name="Text_20_body">
      <style:text-properties officeooo:rsid="458161c7" officeooo:paragraph-rsid="458161c7"/>
    </style:style>
    <style:style style:name="P54" style:family="paragraph" style:parent-style-name="Text_20_body">
      <style:text-properties officeooo:rsid="45826e06" officeooo:paragraph-rsid="45826e06"/>
    </style:style>
    <style:style style:name="P55" style:family="paragraph" style:parent-style-name="Text_20_body">
      <style:text-properties officeooo:rsid="458395ef" officeooo:paragraph-rsid="458395ef"/>
    </style:style>
    <style:style style:name="P56" style:family="paragraph" style:parent-style-name="Text_20_body">
      <style:paragraph-properties fo:orphans="2" fo:widows="2"/>
      <style:text-properties officeooo:rsid="45856b88" officeooo:paragraph-rsid="45856b88"/>
    </style:style>
    <style:style style:name="P57" style:family="paragraph" style:parent-style-name="Text_20_body">
      <style:text-properties officeooo:rsid="4588b715" officeooo:paragraph-rsid="4588b715"/>
    </style:style>
    <style:style style:name="P58" style:family="paragraph" style:parent-style-name="Text_20_body">
      <style:text-properties officeooo:rsid="458b3678" officeooo:paragraph-rsid="458b3678"/>
    </style:style>
    <style:style style:name="P59" style:family="paragraph" style:parent-style-name="Text_20_body">
      <style:text-properties officeooo:rsid="458ffa75" officeooo:paragraph-rsid="458ffa75"/>
    </style:style>
    <style:style style:name="P60" style:family="paragraph" style:parent-style-name="Text_20_body">
      <style:text-properties officeooo:paragraph-rsid="4599cc98"/>
    </style:style>
    <style:style style:name="P61" style:family="paragraph" style:parent-style-name="Text_20_body">
      <style:text-properties officeooo:paragraph-rsid="4567cfa3"/>
    </style:style>
    <style:style style:name="P62" style:family="paragraph" style:parent-style-name="Text_20_body">
      <style:text-properties officeooo:paragraph-rsid="459e6d60"/>
    </style:style>
    <style:style style:name="P63" style:family="paragraph" style:parent-style-name="Text_20_body">
      <style:text-properties officeooo:rsid="45a0181f" officeooo:paragraph-rsid="45a0181f"/>
    </style:style>
    <style:style style:name="P64" style:family="paragraph" style:parent-style-name="Text_20_body">
      <style:text-properties officeooo:rsid="4567cfa3" officeooo:paragraph-rsid="4567cfa3"/>
    </style:style>
    <style:style style:name="P65" style:family="paragraph" style:parent-style-name="Text_20_body">
      <style:text-properties officeooo:paragraph-rsid="455ec500"/>
    </style:style>
    <style:style style:name="P66" style:family="paragraph" style:parent-style-name="Text_20_body">
      <style:text-properties officeooo:rsid="45a71ae5" officeooo:paragraph-rsid="45a71ae5"/>
    </style:style>
    <style:style style:name="P67" style:family="paragraph" style:parent-style-name="Text_20_body">
      <style:text-properties officeooo:rsid="45a9e694" officeooo:paragraph-rsid="45a9e694"/>
    </style:style>
    <style:style style:name="P68" style:family="paragraph" style:parent-style-name="Text_20_body">
      <style:text-properties officeooo:rsid="45a9e694" officeooo:paragraph-rsid="45abc8dc"/>
    </style:style>
    <style:style style:name="P69" style:family="paragraph" style:parent-style-name="Text_20_body">
      <style:text-properties officeooo:paragraph-rsid="455c1839"/>
    </style:style>
    <style:style style:name="P70" style:family="paragraph" style:parent-style-name="Text_20_body">
      <style:text-properties officeooo:rsid="4540abf8" officeooo:paragraph-rsid="4540abf8"/>
    </style:style>
    <style:style style:name="P71" style:family="paragraph" style:parent-style-name="Text_20_body">
      <style:text-properties officeooo:paragraph-rsid="45ace443"/>
    </style:style>
    <style:style style:name="P72" style:family="paragraph" style:parent-style-name="Text_20_body">
      <style:text-properties officeooo:paragraph-rsid="45245913"/>
    </style:style>
    <style:style style:name="P73" style:family="paragraph" style:parent-style-name="Text_20_body">
      <style:text-properties officeooo:rsid="45ad7f4d" officeooo:paragraph-rsid="45ad7f4d"/>
    </style:style>
    <style:style style:name="P74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75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76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77" style:family="paragraph" style:parent-style-name="Standard">
      <style:paragraph-properties fo:text-align="center" style:justify-single-word="false"/>
      <style:text-properties fo:font-size="22pt" officeooo:rsid="44b48433" officeooo:paragraph-rsid="44b48433" style:font-size-asian="22pt" style:font-size-complex="22pt"/>
    </style:style>
    <style:style style:name="P78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79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0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81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82" style:family="paragraph" style:parent-style-name="Example_20_Header">
      <style:text-properties officeooo:paragraph-rsid="0ce95318"/>
    </style:style>
    <style:style style:name="P83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84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style:font-size-asian="9pt"/>
    </style:style>
    <style:style style:name="P8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paragraph-rsid="45967fb1" style:font-size-asian="9pt"/>
    </style:style>
    <style:style style:name="P8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9pt" fo:language="cs" fo:country="CZ" officeooo:rsid="45967fb1" officeooo:paragraph-rsid="45967fb1" style:font-size-asian="9pt"/>
    </style:style>
    <style:style style:name="P87" style:family="paragraph" style:parent-style-name="Example" style:list-style-name="L23"/>
    <style:style style:name="P88" style:family="paragraph" style:parent-style-name="Heading_20_2">
      <style:text-properties officeooo:rsid="450a4e84" officeooo:paragraph-rsid="450a4e84"/>
    </style:style>
    <style:style style:name="P89" style:family="paragraph" style:parent-style-name="Heading_20_2">
      <style:text-properties officeooo:rsid="451fc76e" officeooo:paragraph-rsid="451fc76e"/>
    </style:style>
    <style:style style:name="P90" style:family="paragraph" style:parent-style-name="Heading_20_2">
      <style:text-properties officeooo:rsid="4535e361" officeooo:paragraph-rsid="4535e361"/>
    </style:style>
    <style:style style:name="P91" style:family="paragraph" style:parent-style-name="Heading_20_2">
      <style:text-properties officeooo:rsid="4535e361" officeooo:paragraph-rsid="455ad56b"/>
    </style:style>
    <style:style style:name="P92" style:family="paragraph" style:parent-style-name="Heading_20_2">
      <style:text-properties officeooo:rsid="45456065" officeooo:paragraph-rsid="45456065"/>
    </style:style>
    <style:style style:name="P93" style:family="paragraph" style:parent-style-name="Heading_20_2">
      <style:text-properties style:use-window-font-color="true" style:font-name="Georgia2" fo:font-size="16pt" fo:letter-spacing="0.004cm" fo:language="cs" fo:country="CZ" fo:font-style="italic" fo:font-weight="bold" officeooo:rsid="455ad56b" officeooo:paragraph-rsid="455e9bef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4" style:family="paragraph" style:parent-style-name="Heading_20_2">
      <style:text-properties style:use-window-font-color="true" style:font-name="Georgia2" fo:font-size="16pt" fo:letter-spacing="0.004cm" fo:language="cs" fo:country="CZ" fo:font-style="italic" fo:font-weight="bold" officeooo:rsid="455ad56b" officeooo:paragraph-rsid="45603d36" style:letter-kerning="true" style:font-name-asian="Times New Roman" style:font-size-asian="18pt" style:language-asian="zxx" style:country-asian="none" style:font-style-asian="normal" style:font-weight-asian="bold" style:font-name-complex="Arial" style:font-size-complex="14pt" style:language-complex="ar" style:country-complex="SA" style:font-style-complex="italic" style:font-weight-complex="bold"/>
    </style:style>
    <style:style style:name="P95" style:family="paragraph" style:parent-style-name="Heading_20_3">
      <style:text-properties style:use-window-font-color="true" style:font-name="Georgia2" fo:font-size="13.5pt" fo:letter-spacing="0.004cm" fo:language="cs" fo:country="CZ" fo:font-style="normal" fo:font-weight="bold" officeooo:rsid="44d4403b" officeooo:paragraph-rsid="44d4403b" style:letter-kerning="true" style:font-name-asian="Times New Roman" style:font-size-asian="16pt" style:language-asian="zxx" style:country-asian="none" style:font-weight-asian="bold" style:font-name-complex="Arial" style:font-size-complex="13pt" style:language-complex="ar" style:country-complex="SA" style:font-weight-complex="bold"/>
    </style:style>
    <style:style style:name="P96" style:family="paragraph" style:parent-style-name="Heading_20_3">
      <style:text-properties officeooo:rsid="457f82fb" officeooo:paragraph-rsid="457f82fb"/>
    </style:style>
    <style:style style:name="P97" style:family="paragraph" style:parent-style-name="Heading_20_3">
      <style:text-properties officeooo:rsid="452b71e3" officeooo:paragraph-rsid="452b71e3"/>
    </style:style>
    <style:style style:name="P98" style:family="paragraph" style:parent-style-name="Heading_20_3">
      <style:text-properties officeooo:rsid="45bf1da3" officeooo:paragraph-rsid="45bf1da3"/>
    </style:style>
    <style:style style:name="P99" style:family="paragraph" style:parent-style-name="Heading_20_4">
      <style:text-properties officeooo:rsid="45a34b92"/>
    </style:style>
    <style:style style:name="P100" style:family="paragraph" style:parent-style-name="Heading_20_4">
      <style:text-properties style:use-window-font-color="true" style:font-name="Georgia2" fo:font-size="12pt" fo:letter-spacing="0.004cm" fo:language="cs" fo:country="CZ" fo:font-style="italic" style:text-underline-style="none" fo:font-weight="bold" officeooo:rsid="45989190" officeooo:paragraph-rsid="45989190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01" style:family="paragraph" style:parent-style-name="Heading_20_4">
      <style:text-properties style:text-line-through-style="solid" style:text-line-through-type="single"/>
    </style:style>
    <style:style style:name="P102" style:family="paragraph" style:parent-style-name="Heading_20_5">
      <style:text-properties officeooo:paragraph-rsid="456c678a"/>
    </style:style>
    <style:style style:name="P103" style:family="paragraph" style:parent-style-name="Text_20_body" style:master-page-name="Standard">
      <style:paragraph-properties fo:text-align="end" style:justify-single-word="false" style:page-number="auto"/>
      <style:text-properties officeooo:paragraph-rsid="2590605e"/>
    </style:style>
    <style:style style:name="P104" style:family="paragraph" style:parent-style-name="Text_20_body" style:list-style-name="L1">
      <style:text-properties officeooo:rsid="44c63c52" officeooo:paragraph-rsid="44c63c52"/>
    </style:style>
    <style:style style:name="P105" style:family="paragraph" style:parent-style-name="Text_20_body" style:list-style-name="L2"/>
    <style:style style:name="P106" style:family="paragraph" style:parent-style-name="Text_20_body" style:list-style-name="L3">
      <style:text-properties officeooo:rsid="44f54ae5" officeooo:paragraph-rsid="44f54ae5"/>
    </style:style>
    <style:style style:name="P107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cb31e" officeooo:paragraph-rsid="44bcb31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8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be2084" officeooo:paragraph-rsid="44be208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09" style:family="paragraph" style:parent-style-name="Text_20_body" style:list-style-name="L4">
      <style:text-properties style:use-window-font-color="true" style:font-name="Georgia" fo:font-size="10pt" fo:letter-spacing="0.004cm" fo:language="cs" fo:country="CZ" fo:font-style="normal" officeooo:rsid="44dad5f1" officeooo:paragraph-rsid="44db3e8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0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d5f1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1" style:family="paragraph" style:parent-style-name="Text_20_body" style:list-style-name="L6">
      <style:text-properties style:use-window-font-color="true" style:font-name="Georgia" fo:font-size="10pt" fo:letter-spacing="0.004cm" fo:language="cs" fo:country="CZ" fo:font-style="normal" officeooo:rsid="44bf7e57" officeooo:paragraph-rsid="44bf7e5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2" style:family="paragraph" style:parent-style-name="Text_20_body" style:list-style-name="L7">
      <style:text-properties style:use-window-font-color="true" style:font-name="Georgia" fo:font-size="10pt" fo:letter-spacing="0.004cm" fo:language="cs" fo:country="CZ" fo:font-style="normal" officeooo:rsid="44c12fc2" officeooo:paragraph-rsid="44c12f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3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275f4" officeooo:paragraph-rsid="44c275f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4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8e828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5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fec742" officeooo:paragraph-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6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cf8ae5" officeooo:paragraph-rsid="44cf8ae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7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4d30d4e" officeooo:paragraph-rsid="44d30d4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8" style:family="paragraph" style:parent-style-name="Text_20_body" style:list-style-name="L9">
      <style:text-properties style:use-window-font-color="true" style:font-name="Georgia" fo:font-size="10pt" fo:letter-spacing="0.004cm" fo:language="cs" fo:country="CZ" fo:font-style="normal" officeooo:rsid="45123e30" officeooo:paragraph-rsid="45123e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19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f3f36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0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d2f90c" officeooo:paragraph-rsid="44d2f9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1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71210" officeooo:paragraph-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2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f1618a" officeooo:paragraph-rsid="44fdb06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3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50e61b9" officeooo:paragraph-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4" style:family="paragraph" style:parent-style-name="Text_20_body" style:list-style-name="L11">
      <style:text-properties style:use-window-font-color="true" style:font-name="Georgia" fo:font-size="10pt" fo:letter-spacing="0.004cm" fo:language="cs" fo:country="CZ" fo:font-style="normal" officeooo:rsid="44ca4aa7" officeooo:paragraph-rsid="44dad5f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5" style:family="paragraph" style:parent-style-name="Text_20_body" style:list-style-name="L12">
      <style:text-properties style:use-window-font-color="true" style:font-name="Georgia" fo:font-size="10pt" fo:letter-spacing="0.004cm" fo:language="cs" fo:country="CZ" fo:font-style="normal" officeooo:rsid="44c464cb" officeooo:paragraph-rsid="44c464c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6" style:family="paragraph" style:parent-style-name="Text_20_body" style:list-style-name="L13">
      <style:text-properties style:use-window-font-color="true" style:font-name="Georgia" fo:font-size="10pt" fo:letter-spacing="0.004cm" fo:language="cs" fo:country="CZ" fo:font-style="normal" officeooo:rsid="44d131c2" officeooo:paragraph-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7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dac39d" officeooo:paragraph-rsid="44dac39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8" style:family="paragraph" style:parent-style-name="Text_20_body" style:list-style-name="L14">
      <style:text-properties style:use-window-font-color="true" style:font-name="Georgia" fo:font-size="10pt" fo:letter-spacing="0.004cm" fo:language="cs" fo:country="CZ" fo:font-style="normal" officeooo:rsid="44e442b7" officeooo:paragraph-rsid="44e442b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29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4e00986" officeooo:paragraph-rsid="44e0098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0" style:family="paragraph" style:parent-style-name="Text_20_body" style:list-style-name="L15">
      <style:text-properties style:use-window-font-color="true" style:font-name="Georgia" fo:font-size="10pt" fo:letter-spacing="0.004cm" fo:language="cs" fo:country="CZ" fo:font-style="normal" officeooo:rsid="4510c162" officeooo:paragraph-rsid="4510c16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1" style:family="paragraph" style:parent-style-name="Text_20_body" style:list-style-name="L21">
      <style:text-properties style:use-window-font-color="true" style:font-name="Georgia" fo:font-size="10pt" fo:letter-spacing="0.004cm" fo:language="cs" fo:country="CZ" fo:font-style="normal" officeooo:rsid="44caaa38" officeooo:paragraph-rsid="44caaa3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2" style:family="paragraph" style:parent-style-name="Text_20_body">
      <style:text-properties style:use-window-font-color="true" style:font-name="Georgia" fo:font-size="10pt" fo:letter-spacing="0.004cm" fo:language="cs" fo:country="CZ" fo:font-style="normal" officeooo:rsid="45bb708a" officeooo:paragraph-rsid="45bf1d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133" style:family="paragraph" style:parent-style-name="Text_20_body" style:list-style-name="L5">
      <style:text-properties officeooo:rsid="44bf7e57" officeooo:paragraph-rsid="44dde692"/>
    </style:style>
    <style:style style:name="P134" style:family="paragraph" style:parent-style-name="Text_20_body" style:list-style-name="L5">
      <style:text-properties officeooo:rsid="450d2fc9" officeooo:paragraph-rsid="450d2fc9"/>
    </style:style>
    <style:style style:name="P135" style:family="paragraph" style:parent-style-name="Text_20_body" style:list-style-name="L5">
      <style:text-properties officeooo:rsid="450d2fc9" officeooo:paragraph-rsid="450e61b9"/>
    </style:style>
    <style:style style:name="P136" style:family="paragraph" style:parent-style-name="Text_20_body" style:list-style-name="L8">
      <style:text-properties officeooo:rsid="44c23c98" officeooo:paragraph-rsid="44c23c98"/>
    </style:style>
    <style:style style:name="P137" style:family="paragraph" style:parent-style-name="Text_20_body" style:list-style-name="L8">
      <style:text-properties officeooo:rsid="44eeb993" officeooo:paragraph-rsid="44eeb993"/>
    </style:style>
    <style:style style:name="P138" style:family="paragraph" style:parent-style-name="Text_20_body" style:list-style-name="L9">
      <style:text-properties officeooo:paragraph-rsid="45052c95"/>
    </style:style>
    <style:style style:name="P139" style:family="paragraph" style:parent-style-name="Text_20_body" style:list-style-name="L9">
      <style:text-properties officeooo:paragraph-rsid="44d69c45"/>
    </style:style>
    <style:style style:name="P140" style:family="paragraph" style:parent-style-name="Text_20_body" style:list-style-name="L9">
      <style:text-properties officeooo:rsid="44d55c7a" officeooo:paragraph-rsid="44d69c45"/>
    </style:style>
    <style:style style:name="P141" style:family="paragraph" style:parent-style-name="Text_20_body" style:list-style-name="L9">
      <style:text-properties officeooo:rsid="44dac53f" officeooo:paragraph-rsid="44dac53f"/>
    </style:style>
    <style:style style:name="P142" style:family="paragraph" style:parent-style-name="Text_20_body" style:list-style-name="L9">
      <style:text-properties officeooo:rsid="44e1f11b" officeooo:paragraph-rsid="44e1f11b"/>
    </style:style>
    <style:style style:name="P143" style:family="paragraph" style:parent-style-name="Text_20_body" style:list-style-name="L11">
      <style:text-properties officeooo:rsid="44e1f11b" officeooo:paragraph-rsid="44e1f11b"/>
    </style:style>
    <style:style style:name="P144" style:family="paragraph" style:parent-style-name="Text_20_body" style:list-style-name="L14">
      <style:text-properties officeooo:rsid="44e1f11b" officeooo:paragraph-rsid="44e1f11b"/>
    </style:style>
    <style:style style:name="P145" style:family="paragraph" style:parent-style-name="Text_20_body" style:list-style-name="L10"/>
    <style:style style:name="P146" style:family="paragraph" style:parent-style-name="Text_20_body" style:list-style-name="L10">
      <style:text-properties officeooo:rsid="44e6fd76" officeooo:paragraph-rsid="44e6fd76"/>
    </style:style>
    <style:style style:name="P147" style:family="paragraph" style:parent-style-name="Text_20_body" style:list-style-name="L10">
      <style:text-properties officeooo:rsid="44eae54a" officeooo:paragraph-rsid="44eae54a"/>
    </style:style>
    <style:style style:name="P148" style:family="paragraph" style:parent-style-name="Text_20_body" style:list-style-name="L10">
      <style:text-properties officeooo:rsid="44eb46c6" officeooo:paragraph-rsid="44eb46c6"/>
    </style:style>
    <style:style style:name="P149" style:family="paragraph" style:parent-style-name="Text_20_body" style:list-style-name="L10">
      <style:text-properties officeooo:rsid="44ecb431" officeooo:paragraph-rsid="44ecb431"/>
    </style:style>
    <style:style style:name="P150" style:family="paragraph" style:parent-style-name="Text_20_body" style:list-style-name="L10">
      <style:text-properties officeooo:rsid="44ed994e" officeooo:paragraph-rsid="44ed994e"/>
    </style:style>
    <style:style style:name="P151" style:family="paragraph" style:parent-style-name="Text_20_body" style:list-style-name="L10">
      <style:text-properties officeooo:rsid="44ee1dce" officeooo:paragraph-rsid="44ee1dce"/>
    </style:style>
    <style:style style:name="P152" style:family="paragraph" style:parent-style-name="Text_20_body" style:list-style-name="L10">
      <style:text-properties fo:language="cs" fo:country="CZ" officeooo:rsid="44f06355" officeooo:paragraph-rsid="44f06355"/>
    </style:style>
    <style:style style:name="P153" style:family="paragraph" style:parent-style-name="Text_20_body" style:list-style-name="L11">
      <style:text-properties officeooo:paragraph-rsid="44f1618a"/>
    </style:style>
    <style:style style:name="P154" style:family="paragraph" style:parent-style-name="Text_20_body" style:list-style-name="L11">
      <style:text-properties officeooo:rsid="44c90bb5" officeooo:paragraph-rsid="44c90bb5"/>
    </style:style>
    <style:style style:name="P155" style:family="paragraph" style:parent-style-name="Text_20_body" style:list-style-name="L11">
      <style:text-properties officeooo:rsid="44dfa642" officeooo:paragraph-rsid="44dfa642"/>
    </style:style>
    <style:style style:name="P156" style:family="paragraph" style:parent-style-name="Text_20_body" style:list-style-name="L14">
      <style:text-properties officeooo:rsid="44dfbbb9" officeooo:paragraph-rsid="44dfbbb9"/>
    </style:style>
    <style:style style:name="P157" style:family="paragraph" style:parent-style-name="Text_20_body" style:list-style-name="L16">
      <style:text-properties officeooo:paragraph-rsid="457f82fb"/>
    </style:style>
    <style:style style:name="P158" style:family="paragraph" style:parent-style-name="Text_20_body" style:list-style-name="L16">
      <style:text-properties officeooo:rsid="457fa2ff" officeooo:paragraph-rsid="457fa2ff"/>
    </style:style>
    <style:style style:name="P159" style:family="paragraph" style:parent-style-name="Text_20_body" style:list-style-name="L17">
      <style:text-properties officeooo:rsid="4588b715" officeooo:paragraph-rsid="4588b715"/>
    </style:style>
    <style:style style:name="P160" style:family="paragraph" style:parent-style-name="Text_20_body" style:list-style-name="L17">
      <style:text-properties officeooo:rsid="4589fbf6" officeooo:paragraph-rsid="4589fbf6"/>
    </style:style>
    <style:style style:name="P161" style:family="paragraph" style:parent-style-name="Text_20_body" style:list-style-name="L18">
      <style:text-properties officeooo:paragraph-rsid="458c8480"/>
    </style:style>
    <style:style style:name="P162" style:family="paragraph" style:parent-style-name="Text_20_body" style:list-style-name="L18">
      <style:text-properties officeooo:rsid="458d9c32" officeooo:paragraph-rsid="458d9c32"/>
    </style:style>
    <style:style style:name="P163" style:family="paragraph" style:parent-style-name="Text_20_body" style:list-style-name="L19">
      <style:paragraph-properties fo:orphans="2" fo:widows="2"/>
      <style:text-properties fo:font-variant="normal" fo:text-transform="none" fo:color="#333333" style:font-name="CharisSILW" fo:font-size="9pt" fo:letter-spacing="normal" fo:font-style="normal" fo:font-weight="normal" officeooo:paragraph-rsid="44d40c2b"/>
    </style:style>
    <style:style style:name="P164" style:family="paragraph" style:parent-style-name="Text_20_body" style:list-style-name="L19">
      <style:paragraph-properties fo:orphans="2" fo:widows="2"/>
      <style:text-properties officeooo:paragraph-rsid="44d40c2b"/>
    </style:style>
    <style:style style:name="P165" style:family="paragraph" style:parent-style-name="Text_20_body" style:list-style-name="L20">
      <style:paragraph-properties fo:orphans="2" fo:widows="2"/>
      <style:text-properties officeooo:rsid="45856b88" officeooo:paragraph-rsid="45856b88"/>
    </style:style>
    <style:style style:name="P166" style:family="paragraph" style:parent-style-name="Text_20_body" style:list-style-name="L21">
      <style:text-properties officeooo:rsid="44caaa38" officeooo:paragraph-rsid="44caaa38"/>
    </style:style>
    <style:style style:name="P167" style:family="paragraph" style:parent-style-name="Text_20_body" style:list-style-name="L21">
      <style:text-properties officeooo:rsid="4537b191" officeooo:paragraph-rsid="4537b191"/>
    </style:style>
    <style:style style:name="P168" style:family="paragraph" style:parent-style-name="Text_20_body" style:list-style-name="L22">
      <style:text-properties officeooo:paragraph-rsid="4517afe6"/>
    </style:style>
    <style:style style:name="P169" style:family="paragraph" style:parent-style-name="Text_20_body" style:list-style-name="L22">
      <style:text-properties officeooo:rsid="4517afe6" officeooo:paragraph-rsid="4517afe6"/>
    </style:style>
    <style:style style:name="P170" style:family="paragraph" style:parent-style-name="Text_20_body" style:list-style-name="L22">
      <style:text-properties officeooo:rsid="4517d8b9" officeooo:paragraph-rsid="4517d8b9"/>
    </style:style>
    <style:style style:name="P171" style:family="paragraph" style:parent-style-name="Text_20_body" style:list-style-name="L22">
      <style:text-properties officeooo:rsid="4518b291" officeooo:paragraph-rsid="4518b291"/>
    </style:style>
    <style:style style:name="P172" style:family="paragraph" style:parent-style-name="Text_20_body" style:list-style-name="L22">
      <style:text-properties officeooo:rsid="45193cec" officeooo:paragraph-rsid="45193cec"/>
    </style:style>
    <style:style style:name="P173" style:family="paragraph" style:parent-style-name="Text_20_body" style:list-style-name="L22">
      <style:text-properties officeooo:rsid="451a34d6" officeooo:paragraph-rsid="451a34d6"/>
    </style:style>
    <style:style style:name="P174" style:family="paragraph" style:parent-style-name="Text_20_body" style:list-style-name="L22">
      <style:text-properties officeooo:rsid="451b39d7" officeooo:paragraph-rsid="451b39d7"/>
    </style:style>
    <style:style style:name="P175" style:family="paragraph" style:parent-style-name="Text_20_body" style:list-style-name="L22">
      <style:text-properties officeooo:rsid="451c5aa2" officeooo:paragraph-rsid="451c5aa2"/>
    </style:style>
    <style:style style:name="P176" style:family="paragraph" style:parent-style-name="Text_20_body" style:list-style-name="L24">
      <style:text-properties officeooo:rsid="4571d8c9" officeooo:paragraph-rsid="4571d8c9"/>
    </style:style>
    <style:style style:name="P177" style:family="paragraph" style:parent-style-name="Text_20_body" style:list-style-name="L24">
      <style:text-properties officeooo:rsid="4578589d" officeooo:paragraph-rsid="4578589d"/>
    </style:style>
    <style:style style:name="P178" style:family="paragraph" style:parent-style-name="Text_20_body">
      <style:text-properties officeooo:paragraph-rsid="45282124"/>
    </style:style>
    <style:style style:name="P179" style:family="paragraph" style:parent-style-name="Text_20_body">
      <style:text-properties officeooo:rsid="452cabc7" officeooo:paragraph-rsid="452cabc7"/>
    </style:style>
    <style:style style:name="P180" style:family="paragraph" style:parent-style-name="Text_20_body">
      <style:text-properties officeooo:rsid="45665846" officeooo:paragraph-rsid="45665846"/>
    </style:style>
    <style:style style:name="P181" style:family="paragraph" style:parent-style-name="Text_20_body">
      <style:text-properties officeooo:rsid="45bb708a" officeooo:paragraph-rsid="45bb708a"/>
    </style:style>
    <style:style style:name="P182" style:family="paragraph" style:parent-style-name="Text_20_body">
      <style:text-properties fo:font-style="italic" officeooo:rsid="45bb708a" officeooo:paragraph-rsid="45bb708a" style:font-style-asian="italic" style:font-style-complex="italic"/>
    </style:style>
    <style:style style:name="P183" style:family="paragraph" style:parent-style-name="Text_20_body">
      <style:text-properties fo:font-style="italic" officeooo:rsid="45456065" officeooo:paragraph-rsid="45d0266f" style:font-style-asian="italic" style:font-style-complex="italic"/>
    </style:style>
    <style:style style:name="P184" style:family="paragraph" style:parent-style-name="Text_20_body">
      <style:text-properties officeooo:rsid="45bc6ad7" officeooo:paragraph-rsid="45bc6ad7"/>
    </style:style>
    <style:style style:name="P185" style:family="paragraph" style:parent-style-name="Text_20_body">
      <style:text-properties officeooo:rsid="45bf1da3" officeooo:paragraph-rsid="45bf1da3"/>
    </style:style>
    <style:style style:name="P186" style:family="paragraph" style:parent-style-name="Text_20_body">
      <style:text-properties officeooo:rsid="453efe39" officeooo:paragraph-rsid="453efe39"/>
    </style:style>
    <style:style style:name="P187" style:family="paragraph" style:parent-style-name="Text_20_body">
      <style:text-properties officeooo:rsid="45c10773" officeooo:paragraph-rsid="45c10773"/>
    </style:style>
    <style:style style:name="P188" style:family="paragraph" style:parent-style-name="Text_20_body">
      <style:text-properties officeooo:rsid="45c8e11d" officeooo:paragraph-rsid="45c8e11d"/>
    </style:style>
    <style:style style:name="P189" style:family="paragraph" style:parent-style-name="Text_20_body">
      <style:text-properties officeooo:paragraph-rsid="45456065"/>
    </style:style>
    <style:style style:name="T1" style:family="text">
      <style:text-properties fo:font-variant="normal" fo:text-transform="none" fo:color="#333333" style:font-name="CharisSILW" fo:font-size="9pt" fo:letter-spacing="normal" fo:font-style="normal" fo:font-weight="normal"/>
    </style:style>
    <style:style style:name="T2" style:family="text">
      <style:text-properties fo:font-variant="normal" fo:text-transform="none" fo:color="#333333" style:font-name="CharisSILW" fo:font-size="9pt" fo:letter-spacing="normal" fo:font-style="normal" fo:font-weight="normal" officeooo:rsid="45869e7b"/>
    </style:style>
    <style:style style:name="T3" style:family="text">
      <style:text-properties style:use-window-font-color="true" style:font-name="Georgia" fo:font-size="10pt" fo:letter-spacing="0.004cm" fo:language="cs" fo:country="CZ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" style:family="text">
      <style:text-properties style:use-window-font-color="true" style:font-name="Georgia" fo:font-size="10pt" fo:letter-spacing="0.004cm" fo:language="cs" fo:country="CZ" fo:font-style="normal" officeooo:rsid="44bca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" style:family="text">
      <style:text-properties style:use-window-font-color="true" style:font-name="Georgia" fo:font-size="10pt" fo:letter-spacing="0.004cm" fo:language="cs" fo:country="CZ" fo:font-style="normal" officeooo:rsid="44bf7fb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" style:family="text">
      <style:text-properties style:use-window-font-color="true" style:font-name="Georgia" fo:font-size="10pt" fo:letter-spacing="0.004cm" fo:language="cs" fo:country="CZ" fo:font-style="normal" officeooo:rsid="44ca4aa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7" style:family="text">
      <style:text-properties style:use-window-font-color="true" style:font-name="Georgia" fo:font-size="10pt" fo:letter-spacing="0.004cm" fo:language="cs" fo:country="CZ" fo:font-style="normal" officeooo:rsid="44cdd0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8" style:family="text">
      <style:text-properties style:use-window-font-color="true" style:font-name="Georgia" fo:font-size="10pt" fo:letter-spacing="0.004cm" fo:language="cs" fo:country="CZ" fo:font-style="normal" officeooo:rsid="44d131c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9" style:family="text">
      <style:text-properties style:use-window-font-color="true" style:font-name="Georgia" fo:font-size="10pt" fo:letter-spacing="0.004cm" fo:language="cs" fo:country="CZ" fo:font-style="normal" officeooo:rsid="44d6f3d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0" style:family="text">
      <style:text-properties style:use-window-font-color="true" style:font-name="Georgia" fo:font-size="10pt" fo:letter-spacing="0.004cm" fo:language="cs" fo:country="CZ" fo:font-style="normal" officeooo:rsid="44da05b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1" style:family="text">
      <style:text-properties style:use-window-font-color="true" style:font-name="Georgia" fo:font-size="10pt" fo:letter-spacing="0.004cm" fo:language="cs" fo:country="CZ" fo:font-style="normal" officeooo:rsid="44dad04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2" style:family="text">
      <style:text-properties style:use-window-font-color="true" style:font-name="Georgia" fo:font-size="10pt" fo:letter-spacing="0.004cm" fo:language="cs" fo:country="CZ" fo:font-style="normal" officeooo:rsid="44ddcc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3" style:family="text">
      <style:text-properties style:use-window-font-color="true" style:font-name="Georgia" fo:font-size="10pt" fo:letter-spacing="0.004cm" fo:language="cs" fo:country="CZ" fo:font-style="normal" officeooo:rsid="44dde6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4" style:family="text">
      <style:text-properties style:use-window-font-color="true" style:font-name="Georgia" fo:font-size="10pt" fo:letter-spacing="0.004cm" fo:language="cs" fo:country="CZ" fo:font-style="normal" officeooo:rsid="44e04a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style:use-window-font-color="true" style:font-name="Georgia" fo:font-size="10pt" fo:letter-spacing="0.004cm" fo:language="cs" fo:country="CZ" fo:font-style="normal" officeooo:rsid="44e38cd7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style:use-window-font-color="true" style:font-name="Georgia" fo:font-size="10pt" fo:letter-spacing="0.004cm" fo:language="cs" fo:country="CZ" fo:font-style="normal" officeooo:rsid="44e5749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style:use-window-font-color="true" style:font-name="Georgia" fo:font-size="10pt" fo:letter-spacing="0.004cm" fo:language="cs" fo:country="CZ" fo:font-style="normal" officeooo:rsid="44e623d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style:use-window-font-color="true" style:font-name="Georgia" fo:font-size="10pt" fo:letter-spacing="0.004cm" fo:language="cs" fo:country="CZ" fo:font-style="normal" officeooo:rsid="44c7121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19" style:family="text">
      <style:text-properties style:use-window-font-color="true" style:font-name="Georgia" fo:font-size="10pt" fo:letter-spacing="0.004cm" fo:language="cs" fo:country="CZ" fo:font-style="normal" officeooo:rsid="44f1618a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0" style:family="text">
      <style:text-properties style:use-window-font-color="true" style:font-name="Georgia" fo:font-size="10pt" fo:letter-spacing="0.004cm" fo:language="cs" fo:country="CZ" fo:font-style="normal" officeooo:rsid="44f521e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1" style:family="text">
      <style:text-properties style:use-window-font-color="true" style:font-name="Georgia" fo:font-size="10pt" fo:letter-spacing="0.004cm" fo:language="cs" fo:country="CZ" fo:font-style="normal" officeooo:rsid="45015c0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2" style:family="text">
      <style:text-properties style:use-window-font-color="true" style:font-name="Georgia" fo:font-size="10pt" fo:letter-spacing="0.004cm" fo:language="cs" fo:country="CZ" fo:font-style="normal" officeooo:rsid="45052c9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3" style:family="text">
      <style:text-properties style:use-window-font-color="true" style:font-name="Georgia" fo:font-size="10pt" fo:letter-spacing="0.004cm" fo:language="cs" fo:country="CZ" fo:font-style="normal" officeooo:rsid="44d8e82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4" style:family="text">
      <style:text-properties style:use-window-font-color="true" style:font-name="Georgia" fo:font-size="10pt" fo:letter-spacing="0.004cm" fo:language="cs" fo:country="CZ" fo:font-style="normal" officeooo:rsid="45085e9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5" style:family="text">
      <style:text-properties style:use-window-font-color="true" style:font-name="Georgia" fo:font-size="10pt" fo:letter-spacing="0.004cm" fo:language="cs" fo:country="CZ" fo:font-style="normal" officeooo:rsid="450d2fc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6" style:family="text">
      <style:text-properties style:use-window-font-color="true" style:font-name="Georgia" fo:font-size="10pt" fo:letter-spacing="0.004cm" fo:language="cs" fo:country="CZ" fo:font-style="normal" officeooo:rsid="450e61b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7" style:family="text">
      <style:text-properties style:use-window-font-color="true" style:font-name="Georgia" fo:font-size="10pt" fo:letter-spacing="0.004cm" fo:language="cs" fo:country="CZ" fo:font-style="normal" officeooo:rsid="4514aef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8" style:family="text">
      <style:text-properties style:use-window-font-color="true" style:font-name="Georgia" fo:font-size="10pt" fo:letter-spacing="0.004cm" fo:language="cs" fo:country="CZ" fo:font-style="normal" officeooo:rsid="161e58b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29" style:family="text">
      <style:text-properties style:use-window-font-color="true" style:font-name="Georgia" fo:font-size="10pt" fo:letter-spacing="0.004cm" fo:language="cs" fo:country="CZ" fo:font-style="normal" officeooo:rsid="4a5fef3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Georgia" fo:font-size="10pt" fo:letter-spacing="0.004cm" fo:language="cs" fo:country="CZ" fo:font-style="normal" officeooo:rsid="4a67efe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1" style:family="text">
      <style:text-properties style:use-window-font-color="true" style:font-name="Georgia" fo:font-size="10pt" fo:letter-spacing="0.004cm" fo:language="cs" fo:country="CZ" fo:font-style="normal" officeooo:rsid="48470b6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2" style:family="text">
      <style:text-properties style:use-window-font-color="true" style:font-name="Georgia" fo:font-size="10pt" fo:letter-spacing="0.004cm" fo:language="cs" fo:country="CZ" fo:font-style="normal" officeooo:rsid="4529a80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3" style:family="text">
      <style:text-properties style:use-window-font-color="true" style:font-name="Georgia" fo:font-size="10pt" fo:letter-spacing="0.004cm" fo:language="cs" fo:country="CZ" fo:font-style="normal" officeooo:rsid="454b018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4" style:family="text">
      <style:text-properties style:use-window-font-color="true" style:font-name="Georgia" fo:font-size="10pt" fo:letter-spacing="0.004cm" fo:language="cs" fo:country="CZ" fo:font-style="normal" officeooo:rsid="455367e8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5" style:family="text">
      <style:text-properties style:use-window-font-color="true" style:font-name="Georgia" fo:font-size="10pt" fo:letter-spacing="0.004cm" fo:language="cs" fo:country="CZ" fo:font-style="normal" officeooo:rsid="455ad56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6" style:family="text">
      <style:text-properties style:use-window-font-color="true" style:font-name="Georgia" fo:font-size="10pt" fo:letter-spacing="0.004cm" fo:language="cs" fo:country="CZ" fo:font-style="normal" officeooo:rsid="455ee10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7" style:family="text">
      <style:text-properties style:use-window-font-color="true" style:font-name="Georgia" fo:font-size="10pt" fo:letter-spacing="0.004cm" fo:language="cs" fo:country="CZ" fo:font-style="normal" officeooo:rsid="4567cfa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8" style:family="text">
      <style:text-properties style:use-window-font-color="true" style:font-name="Georgia" fo:font-size="10pt" fo:letter-spacing="0.004cm" fo:language="cs" fo:country="CZ" fo:font-style="normal" officeooo:rsid="457f82fb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39" style:family="text">
      <style:text-properties style:use-window-font-color="true" style:font-name="Georgia" fo:font-size="10pt" fo:letter-spacing="0.004cm" fo:language="cs" fo:country="CZ" fo:font-style="normal" officeooo:rsid="458778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0" style:family="text">
      <style:text-properties style:use-window-font-color="true" style:font-name="Georgia" fo:font-size="10pt" fo:letter-spacing="0.004cm" fo:language="cs" fo:country="CZ" fo:font-style="normal" officeooo:rsid="458d9c3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1" style:family="text">
      <style:text-properties style:use-window-font-color="true" style:font-name="Georgia" fo:font-size="10pt" fo:letter-spacing="0.004cm" fo:language="cs" fo:country="CZ" fo:font-style="normal" officeooo:rsid="458ecfc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2" style:family="text">
      <style:text-properties style:use-window-font-color="true" style:font-name="Georgia" fo:font-size="10pt" fo:letter-spacing="0.004cm" fo:language="cs" fo:country="CZ" fo:font-style="normal" officeooo:rsid="42bee92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3" style:family="text">
      <style:text-properties style:use-window-font-color="true" style:font-name="Georgia" fo:font-size="10pt" fo:letter-spacing="0.004cm" fo:language="cs" fo:country="CZ" fo:font-style="normal" officeooo:rsid="4598919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4" style:family="text">
      <style:text-properties style:use-window-font-color="true" style:font-name="Georgia" fo:font-size="10pt" fo:letter-spacing="0.004cm" fo:language="cs" fo:country="CZ" fo:font-style="normal" officeooo:rsid="45a0181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5" style:family="text">
      <style:text-properties style:use-window-font-color="true" style:font-name="Georgia" fo:font-size="10pt" fo:letter-spacing="0.004cm" fo:language="cs" fo:country="CZ" fo:font-style="normal" officeooo:rsid="45a34b92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6" style:family="text">
      <style:text-properties style:use-window-font-color="true" style:font-name="Georgia" fo:font-size="10pt" fo:letter-spacing="0.004cm" fo:language="cs" fo:country="CZ" fo:font-style="normal" officeooo:rsid="455ec500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7" style:family="text">
      <style:text-properties style:use-window-font-color="true" style:font-name="Georgia" fo:font-size="10pt" fo:letter-spacing="0.004cm" fo:language="cs" fo:country="CZ" fo:font-style="normal" officeooo:rsid="45a5f9a1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5a6be6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style:use-window-font-color="true" style:font-name="Georgia" fo:font-size="10pt" fo:letter-spacing="0.004cm" fo:language="cs" fo:country="CZ" fo:font-style="normal" officeooo:rsid="45a9e69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0" style:family="text">
      <style:text-properties style:use-window-font-color="true" style:font-name="Georgia" fo:font-size="10pt" fo:letter-spacing="0.004cm" fo:language="cs" fo:country="CZ" fo:font-style="normal" officeooo:rsid="45aa40b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1" style:family="text">
      <style:text-properties style:use-window-font-color="true" style:font-name="Georgia" fo:font-size="10pt" fo:letter-spacing="0.004cm" fo:language="cs" fo:country="CZ" fo:font-style="normal" officeooo:rsid="455c1839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2" style:family="text">
      <style:text-properties style:use-window-font-color="true" style:font-name="Georgia" fo:font-size="10pt" fo:letter-spacing="0.004cm" fo:language="cs" fo:country="CZ" fo:font-style="normal" officeooo:rsid="45abc8dc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3" style:family="text">
      <style:text-properties style:use-window-font-color="true" style:font-name="Georgia" fo:font-size="10pt" fo:letter-spacing="0.004cm" fo:language="cs" fo:country="CZ" fo:font-style="normal" officeooo:rsid="45ace44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4" style:family="text">
      <style:text-properties style:use-window-font-color="true" style:font-name="Georgia" fo:font-size="10pt" fo:letter-spacing="0.004cm" fo:language="cs" fo:country="CZ" fo:font-style="normal" officeooo:rsid="45245913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5" style:family="text">
      <style:text-properties style:use-window-font-color="true" style:font-name="Georgia" fo:font-size="10pt" fo:letter-spacing="0.004cm" fo:language="cs" fo:country="CZ" fo:font-style="normal" officeooo:rsid="45ad7f4d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6" style:family="text">
      <style:text-properties style:use-window-font-color="true" style:font-name="Georgia" fo:font-size="10pt" fo:letter-spacing="0.004cm" fo:language="cs" fo:country="CZ" fo:font-style="normal" officeooo:rsid="45b5907e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7" style:family="text">
      <style:text-properties style:use-window-font-color="true" style:font-name="Georgia" fo:font-size="10pt" fo:letter-spacing="0.004cm" fo:language="cs" fo:country="CZ" fo:font-style="normal" officeooo:rsid="45282124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8" style:family="text">
      <style:text-properties style:use-window-font-color="true" style:font-name="Georgia" fo:font-size="10pt" fo:letter-spacing="0.004cm" fo:language="cs" fo:country="CZ" fo:font-style="normal" officeooo:rsid="45c6cae6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59" style:family="text">
      <style:text-properties style:use-window-font-color="true" style:font-name="Georgia" fo:font-size="10pt" fo:letter-spacing="0.004cm" fo:language="cs" fo:country="CZ" fo:font-style="normal" officeooo:rsid="45d0266f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0" style:family="text">
      <style:text-properties style:use-window-font-color="true" style:font-name="Georgia" fo:font-size="10pt" fo:letter-spacing="0.004cm" fo:language="cs" fo:country="CZ" fo:font-style="italic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1" style:family="text">
      <style:text-properties style:use-window-font-color="true" style:font-name="Georgia" fo:font-size="10pt" fo:letter-spacing="0.004cm" fo:language="cs" fo:country="CZ" fo:font-style="italic" officeooo:rsid="4514aef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2" style:family="text">
      <style:text-properties style:use-window-font-color="true" style:font-name="Georgia" fo:font-size="10pt" fo:letter-spacing="0.004cm" fo:language="cs" fo:country="CZ" fo:font-style="italic" officeooo:rsid="459e6d60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3" style:family="text">
      <style:text-properties style:use-window-font-color="true" style:font-name="Georgia" fo:font-size="10pt" fo:letter-spacing="0.004cm" fo:language="cs" fo:country="CZ" fo:font-style="italic" officeooo:rsid="45a0181f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4" style:family="text">
      <style:text-properties style:use-window-font-color="true" style:font-name="Georgia" fo:font-size="10pt" fo:letter-spacing="0.004cm" fo:language="cs" fo:country="CZ" fo:font-style="italic" officeooo:rsid="455ad56b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5" style:family="text">
      <style:text-properties style:use-window-font-color="true" style:font-name="Georgia" fo:font-size="10pt" fo:letter-spacing="0.004cm" fo:language="cs" fo:country="CZ" fo:font-style="italic" officeooo:rsid="45c6cae6" style:letter-kerning="true" style:font-name-asian="Times New Roman" style:font-size-asian="10pt" style:language-asian="zxx" style:country-asian="none" style:font-style-asian="italic" style:font-name-complex="Times New Roman" style:font-size-complex="12pt" style:language-complex="ar" style:country-complex="SA" style:font-style-complex="italic"/>
    </style:style>
    <style:style style:name="T66" style:family="text">
      <style:text-properties style:use-window-font-color="true" style:font-name="Georgia" fo:font-size="10pt" fo:letter-spacing="0.004cm" fo:language="en" fo:country="US" fo:font-style="normal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67" style:family="text">
      <style:text-properties style:use-window-font-color="true" style:font-name="Georgia" fo:font-size="8.5pt" fo:letter-spacing="0.007cm" fo:language="cs" fo:country="CZ" fo:font-style="normal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68" style:family="text">
      <style:text-properties style:use-window-font-color="true" style:font-name="Georgia" fo:font-size="8.5pt" fo:letter-spacing="0.007cm" fo:language="cs" fo:country="CZ" fo:font-style="normal" officeooo:rsid="42bee92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69" style:family="text">
      <style:text-properties style:use-window-font-color="true" style:font-name="Georgia" fo:font-size="8.5pt" fo:letter-spacing="0.007cm" fo:language="cs" fo:country="CZ" fo:font-style="normal" officeooo:rsid="4557323e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0" style:family="text">
      <style:text-properties style:use-window-font-color="true" style:font-name="Georgia" fo:font-size="8.5pt" fo:letter-spacing="0.007cm" fo:language="cs" fo:country="CZ" fo:font-style="normal" officeooo:rsid="4558e3a5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1" style:family="text">
      <style:text-properties style:use-window-font-color="true" style:font-name="Georgia" fo:font-size="8.5pt" fo:letter-spacing="0.007cm" fo:language="cs" fo:country="CZ" fo:font-style="normal" officeooo:rsid="45a892e0" style:letter-kerning="true" style:font-name-asian="Times New Roman" style:font-size-asian="10pt" style:language-asian="zxx" style:country-asian="none" style:font-style-asian="italic" style:font-name-complex="Times New Roman" style:font-size-complex="10pt" style:language-complex="ar" style:country-complex="SA" style:font-style-complex="normal"/>
    </style:style>
    <style:style style:name="T72" style:family="text">
      <style:text-properties style:use-window-font-color="true" officeooo:rsid="4196f96e"/>
    </style:style>
    <style:style style:name="T73" style:family="text">
      <style:text-properties style:use-window-font-color="true" officeooo:rsid="452a1498"/>
    </style:style>
    <style:style style:name="T74" style:family="text">
      <style:text-properties style:use-window-font-color="true" style:font-name="Georgia2" fo:font-size="16pt" fo:letter-spacing="0.004cm" fo:language="cs" fo:country="CZ" fo:font-style="italic" fo:font-weight="bold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75" style:family="text">
      <style:text-properties style:use-window-font-color="true" style:font-name="Georgia2" fo:font-size="16pt" fo:letter-spacing="0.004cm" fo:language="cs" fo:country="CZ" fo:font-style="italic" fo:font-weight="bold" officeooo:rsid="455ad56b" style:letter-kerning="true" style:font-name-asian="Times New Roman" style:font-size-asian="18pt" style:language-asian="zxx" style:country-asian="none" style:font-weight-asian="bold" style:font-name-complex="Arial" style:font-size-complex="14pt" style:language-complex="ar" style:country-complex="SA" style:font-style-complex="italic" style:font-weight-complex="bold"/>
    </style:style>
    <style:style style:name="T76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56c678a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7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5aef5f6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8" style:family="text">
      <style:text-properties style:use-window-font-color="true" style:font-name="Georgia2" fo:font-size="12pt" fo:letter-spacing="0.004cm" fo:language="cs" fo:country="CZ" fo:font-style="italic" style:text-underline-style="none" fo:font-weight="bold" officeooo:rsid="45b0a195" style:letter-kerning="true" style:font-name-asian="Times New Roman" style:font-size-asian="14pt" style:language-asian="zxx" style:country-asian="none" style:font-style-asian="normal" style:font-weight-asian="bold" style:font-name-complex="Times New Roman" style:font-size-complex="12pt" style:language-complex="ar" style:country-complex="SA" style:font-style-complex="italic" style:font-weight-complex="bold"/>
    </style:style>
    <style:style style:name="T79" style:family="text">
      <style:text-properties officeooo:rsid="44bcafe2"/>
    </style:style>
    <style:style style:name="T80" style:family="text">
      <style:text-properties officeooo:rsid="44d4fdeb"/>
    </style:style>
    <style:style style:name="T81" style:family="text">
      <style:text-properties officeooo:rsid="44e8fabe"/>
    </style:style>
    <style:style style:name="T82" style:family="text">
      <style:text-properties officeooo:rsid="44eae54a"/>
    </style:style>
    <style:style style:name="T83" style:family="text">
      <style:text-properties officeooo:rsid="44ed994e"/>
    </style:style>
    <style:style style:name="T84" style:family="text">
      <style:text-properties fo:language="en" fo:country="US"/>
    </style:style>
    <style:style style:name="T85" style:family="text">
      <style:text-properties officeooo:rsid="44f322d7"/>
    </style:style>
    <style:style style:name="T86" style:family="text">
      <style:text-properties officeooo:rsid="44f3f369"/>
    </style:style>
    <style:style style:name="T87" style:family="text">
      <style:text-properties officeooo:rsid="44f6a9ab"/>
    </style:style>
    <style:style style:name="T88" style:family="text">
      <style:text-properties officeooo:rsid="44faa44e"/>
    </style:style>
    <style:style style:name="T89" style:family="text">
      <style:text-properties officeooo:rsid="44fdb063"/>
    </style:style>
    <style:style style:name="T90" style:family="text">
      <style:text-properties officeooo:rsid="450345d7"/>
    </style:style>
    <style:style style:name="T91" style:family="text">
      <style:text-properties officeooo:rsid="45052c95"/>
    </style:style>
    <style:style style:name="T92" style:family="text">
      <style:text-properties officeooo:rsid="44da05bb"/>
    </style:style>
    <style:style style:name="T93" style:family="text">
      <style:text-properties officeooo:rsid="450ed29c"/>
    </style:style>
    <style:style style:name="T94" style:family="text">
      <style:text-properties officeooo:rsid="4512d12f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officeooo:rsid="4517afe6" style:font-style-asian="italic" style:font-style-complex="italic"/>
    </style:style>
    <style:style style:name="T97" style:family="text">
      <style:text-properties fo:font-style="italic" officeooo:rsid="16077e11" style:font-style-asian="italic" style:font-style-complex="italic"/>
    </style:style>
    <style:style style:name="T98" style:family="text">
      <style:text-properties fo:font-style="italic" officeooo:rsid="16282f48" style:font-style-asian="italic" style:font-style-complex="italic"/>
    </style:style>
    <style:style style:name="T99" style:family="text">
      <style:text-properties fo:font-style="italic" officeooo:rsid="45282124" style:font-style-asian="italic" style:font-style-complex="italic"/>
    </style:style>
    <style:style style:name="T100" style:family="text">
      <style:text-properties fo:font-style="italic" officeooo:rsid="4541a375" style:font-style-asian="italic" style:font-style-complex="italic"/>
    </style:style>
    <style:style style:name="T101" style:family="text">
      <style:text-properties fo:font-style="italic" officeooo:rsid="454b018c" style:font-style-asian="italic" style:font-style-complex="italic"/>
    </style:style>
    <style:style style:name="T102" style:family="text">
      <style:text-properties fo:font-style="italic" officeooo:rsid="459e6d60" style:font-style-asian="italic" style:font-style-complex="italic"/>
    </style:style>
    <style:style style:name="T103" style:family="text">
      <style:text-properties officeooo:rsid="45170379"/>
    </style:style>
    <style:style style:name="T104" style:family="text">
      <style:text-properties officeooo:rsid="4517afe6"/>
    </style:style>
    <style:style style:name="T105" style:family="text">
      <style:text-properties officeooo:rsid="4517d8b9"/>
    </style:style>
    <style:style style:name="T106" style:family="text">
      <style:text-properties officeooo:rsid="451a34d6"/>
    </style:style>
    <style:style style:name="T107" style:family="text">
      <style:text-properties officeooo:rsid="451d0652"/>
    </style:style>
    <style:style style:name="T108" style:family="text">
      <style:text-properties officeooo:rsid="16077e11"/>
    </style:style>
    <style:style style:name="T109" style:family="text">
      <style:text-properties fo:font-style="normal" officeooo:rsid="16282f48" style:font-style-asian="normal" style:font-style-complex="normal"/>
    </style:style>
    <style:style style:name="T110" style:family="text">
      <style:text-properties fo:font-style="normal" officeooo:rsid="4522128f" style:font-style-asian="normal" style:font-style-complex="normal"/>
    </style:style>
    <style:style style:name="T111" style:family="text">
      <style:text-properties officeooo:rsid="16096a70"/>
    </style:style>
    <style:style style:name="T112" style:family="text">
      <style:text-properties fo:color="#c86400" officeooo:rsid="4196f96e"/>
    </style:style>
    <style:style style:name="T113" style:family="text">
      <style:text-properties fo:color="#00c8ff" fo:language="cs" fo:country="CZ" fo:font-style="normal" style:text-underline-style="none" officeooo:rsid="41bb0177" style:language-asian="cs" style:country-asian="CZ" style:font-style-asian="normal" style:font-style-complex="normal"/>
    </style:style>
    <style:style style:name="T114" style:family="text">
      <style:text-properties officeooo:rsid="4526485d"/>
    </style:style>
    <style:style style:name="T115" style:family="text">
      <style:text-properties officeooo:rsid="4a67efe2"/>
    </style:style>
    <style:style style:name="T116" style:family="text">
      <style:text-properties officeooo:rsid="48470b61"/>
    </style:style>
    <style:style style:name="T117" style:family="text">
      <style:text-properties officeooo:rsid="453025b4"/>
    </style:style>
    <style:style style:name="T118" style:family="text">
      <style:text-properties officeooo:rsid="4531d271"/>
    </style:style>
    <style:style style:name="T119" style:family="text">
      <style:text-properties officeooo:rsid="4534cbd1"/>
    </style:style>
    <style:style style:name="T120" style:family="text">
      <style:text-properties officeooo:rsid="453fa709"/>
    </style:style>
    <style:style style:name="T121" style:family="text">
      <style:text-properties officeooo:rsid="4541a375"/>
    </style:style>
    <style:style style:name="T122" style:family="text">
      <style:text-properties officeooo:rsid="4546c2ae"/>
    </style:style>
    <style:style style:name="T123" style:family="text">
      <style:text-properties officeooo:rsid="45470596"/>
    </style:style>
    <style:style style:name="T124" style:family="text">
      <style:text-properties officeooo:rsid="45471f2a"/>
    </style:style>
    <style:style style:name="T125" style:family="text">
      <style:text-properties officeooo:rsid="45487ace"/>
    </style:style>
    <style:style style:name="T126" style:family="text">
      <style:text-properties officeooo:rsid="454a416e"/>
    </style:style>
    <style:style style:name="T127" style:family="text">
      <style:text-properties officeooo:rsid="454b018c"/>
    </style:style>
    <style:style style:name="T128" style:family="text">
      <style:text-properties fo:language="cs" fo:country="CZ" style:language-asian="zxx" style:country-asian="none" style:language-complex="ar" style:country-complex="SA"/>
    </style:style>
    <style:style style:name="T129" style:family="text">
      <style:text-properties officeooo:rsid="455ad56b"/>
    </style:style>
    <style:style style:name="T130" style:family="text">
      <style:text-properties officeooo:rsid="455e9bef"/>
    </style:style>
    <style:style style:name="T131" style:family="text">
      <style:text-properties officeooo:rsid="455ec500"/>
    </style:style>
    <style:style style:name="T132" style:family="text">
      <style:text-properties officeooo:rsid="45603d36"/>
    </style:style>
    <style:style style:name="T133" style:family="text">
      <style:text-properties officeooo:rsid="456a94fb"/>
    </style:style>
    <style:style style:name="T134" style:family="text">
      <style:text-properties officeooo:rsid="45739745"/>
    </style:style>
    <style:style style:name="T135" style:family="text">
      <style:text-properties officeooo:rsid="457d7dc5"/>
    </style:style>
    <style:style style:name="T136" style:family="text">
      <style:text-properties officeooo:rsid="4584454f"/>
    </style:style>
    <style:style style:name="T137" style:family="text">
      <style:text-properties officeooo:rsid="458c8480"/>
    </style:style>
    <style:style style:name="T138" style:family="text">
      <style:text-properties officeooo:rsid="458d9c32"/>
    </style:style>
    <style:style style:name="T139" style:family="text">
      <style:text-properties officeooo:rsid="458ffa75"/>
    </style:style>
    <style:style style:name="T140" style:family="text">
      <style:text-properties officeooo:rsid="459181d3"/>
    </style:style>
    <style:style style:name="T141" style:family="text">
      <style:text-properties style:font-name="Times New Roman" fo:font-size="9pt" fo:language="cs" fo:country="CZ" style:font-size-asian="9pt"/>
    </style:style>
    <style:style style:name="T142" style:family="text">
      <style:text-properties style:font-name="Times New Roman" fo:language="cs" fo:country="CZ" fo:font-style="italic" fo:font-weight="bold" style:font-style-asian="italic" style:font-weight-asian="bold"/>
    </style:style>
    <style:style style:name="T143" style:family="text">
      <style:text-properties officeooo:rsid="4596ded1"/>
    </style:style>
    <style:style style:name="T144" style:family="text">
      <style:text-properties officeooo:rsid="45989190"/>
    </style:style>
    <style:style style:name="T145" style:family="text">
      <style:text-properties officeooo:rsid="459b65e0"/>
    </style:style>
    <style:style style:name="T146" style:family="text">
      <style:text-properties officeooo:rsid="45a0181f"/>
    </style:style>
    <style:style style:name="T147" style:family="text">
      <style:text-properties officeooo:rsid="45a18ec8"/>
    </style:style>
    <style:style style:name="T148" style:family="text">
      <style:text-properties officeooo:rsid="45a288c2"/>
    </style:style>
    <style:style style:name="T149" style:family="text">
      <style:text-properties officeooo:rsid="45a2fd8a"/>
    </style:style>
    <style:style style:name="T150" style:family="text">
      <style:text-properties officeooo:rsid="45a34b92"/>
    </style:style>
    <style:style style:name="T151" style:family="text">
      <style:text-properties officeooo:rsid="45a41cc0"/>
    </style:style>
    <style:style style:name="T152" style:family="text">
      <style:text-properties officeooo:rsid="45a5f9a1"/>
    </style:style>
    <style:style style:name="T153" style:family="text">
      <style:text-properties officeooo:rsid="45a6be65"/>
    </style:style>
    <style:style style:name="T154" style:family="text">
      <style:text-properties officeooo:rsid="45aa40b3"/>
    </style:style>
    <style:style style:name="T155" style:family="text">
      <style:text-properties officeooo:rsid="45abc8dc"/>
    </style:style>
    <style:style style:name="T156" style:family="text">
      <style:text-properties officeooo:rsid="45ace443"/>
    </style:style>
    <style:style style:name="T157" style:family="text">
      <style:text-properties officeooo:rsid="45245913"/>
    </style:style>
    <style:style style:name="T158" style:family="text">
      <style:text-properties officeooo:rsid="45b29156"/>
    </style:style>
    <style:style style:name="T159" style:family="text">
      <style:text-properties officeooo:rsid="45b7c120"/>
    </style:style>
    <style:style style:name="T160" style:family="text">
      <style:text-properties officeooo:rsid="45bc60f7"/>
    </style:style>
    <style:style style:name="T161" style:family="text">
      <style:text-properties officeooo:rsid="45bc6ad7"/>
    </style:style>
    <style:style style:name="T162" style:family="text">
      <style:text-properties officeooo:rsid="45bf1da3"/>
    </style:style>
    <style:style style:name="T163" style:family="text">
      <style:text-properties officeooo:rsid="45bf5610"/>
    </style:style>
    <style:style style:name="T164" style:family="text">
      <style:text-properties officeooo:rsid="45c16d90"/>
    </style:style>
    <style:style style:name="T165" style:family="text">
      <style:text-properties officeooo:rsid="45c3b392"/>
    </style:style>
    <style:style style:name="T166" style:family="text">
      <style:text-properties officeooo:rsid="45c47365"/>
    </style:style>
    <style:style style:name="T167" style:family="text">
      <style:text-properties officeooo:rsid="45c49054"/>
    </style:style>
    <style:style style:name="T168" style:family="text">
      <style:text-properties officeooo:rsid="45c6cae6"/>
    </style:style>
    <style:style style:name="T169" style:family="text">
      <style:text-properties officeooo:rsid="45c73749"/>
    </style:style>
    <style:style style:name="T170" style:family="text">
      <style:text-properties officeooo:rsid="45c9f1f9"/>
    </style:style>
    <style:style style:name="T171" style:family="text">
      <style:text-properties officeooo:rsid="45cbd882"/>
    </style:style>
    <style:style style:name="T172" style:family="text">
      <style:text-properties officeooo:rsid="45ce70d2"/>
    </style:style>
    <style:style style:name="T173" style:family="text">
      <style:text-properties officeooo:rsid="45d0266f"/>
    </style:style>
    <style:style style:name="T174" style:family="text">
      <style:text-properties officeooo:rsid="454560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3"/>
      <text:p text:style-name="Text_20_body"/>
      <text:p text:style-name="Text_20_body"/>
      <text:p text:style-name="P80">Dračák</text:p>
      <text:p text:style-name="P74"/>
      <text:p text:style-name="P74"/>
      <text:p text:style-name="P81">podle staré školy</text:p>
      <text:p text:style-name="P75"/>
      <text:p text:style-name="P76"/>
      <text:p text:style-name="P77">poznámky k Trossu</text:p>
      <text:p text:style-name="P75"/>
      <text:p text:style-name="P75"/>
      <text:p text:style-name="P75"/>
      <text:p text:style-name="P75"/>
      <text:p text:style-name="P78"/>
      <text:p text:style-name="P78"/>
      <text:p text:style-name="P79"/>
      <text:p text:style-name="P2"/>
      <text:p text:style-name="P3"/>
      <text:p text:style-name="P82"><text:soft-page-break/></text:p>
      <text:h text:style-name="P88" text:outline-level="2">TODO</text:h>
      <text:p text:style-name="P53">TODO: Někam umístit hint o tom, jak se používá Měsíční oltář.<text:line-break/>- <text:span text:style-name="T136">možná bojovnice by to mohla vědět</text:span></text:p>
      <text:p text:style-name="P54">TODO: Někam umístit odkaz na doupě obřího pavouka.</text:p>
      <text:p text:style-name="P55">TODO: Lore o hrstanu (strom vysoko v horách)</text:p>
      <text:p text:style-name="P22">Co potřebuju udělat:</text:p>
      <text:p text:style-name="P22">Hratelnost:</text:p>
      <text:p text:style-name="P22">- dotáhnout háčky, zapojení NPCček a tak (hlavně v ostatních lokacích)</text:p>
      <text:p text:style-name="P22">- staty protivníků</text:p>
      <text:p text:style-name="P22">- kouzla pro kouzelníky</text:p>
      <text:p text:style-name="P22">- <text:span text:style-name="T103">složení „pověstné skupiny dobrodruhů“ a co mají za loot</text:span></text:p>
      <text:p text:style-name="P23">Shopkeepers:</text:p>
      <text:p text:style-name="P23">- itemy v nabídce</text:p>
      <text:p text:style-name="P22">Loot:</text:p>
      <text:p text:style-name="P22">- seznam lootu a magickejch itemů</text:p>
      <text:p text:style-name="P22">- pokud nebude dost goldu, přidat</text:p>
      <text:p text:style-name="P22">- pokud nebude dost magickejch itemů, přidat</text:p>
      <text:p text:style-name="P22">- karty pro magické itemy</text:p>
      <text:p text:style-name="P27"><text:soft-page-break/>TODO: Nějakej další odkaz na doupě obřího pavouka kromě random encounteru</text:p>
      <text:h text:style-name="Heading_20_2" text:outline-level="2">Problém – jak začít</text:h>
      <text:p text:style-name="P18"><text:span text:style-name="T90">T</text:span>řípatrové, čerstvě omítnuté domy a ulice poseté stánky a kejklíři.</text:p>
      <text:p text:style-name="P7">Příjezd do Trossu</text:p>
      <text:list xml:id="list1446497095" text:style-name="L1">
        <text:list-item>
          <text:p text:style-name="P104">ze severu nebo z jihu. Popsat, co je po cestě vidět.</text:p>
        </text:list-item>
      </text:list>
      <text:h text:style-name="Heading_20_2" text:outline-level="2">Hra v kostky</text:h>
      <text:p text:style-name="P84">Hráč začne házet se šesti kostkami a po každém hodu musí odložit nejméně jednu bodovanou kostku (viz bodování). Poté může pokračovat se zbývajícími kostkami nebo si pouze zapsat počet nahraných bodů. V tomto případě ukončí kolo a předá kostky dalšímu hráči. Pokud odloží poslední kostku, může pokračovat znovu se 6-ti kostkami. Jestliže nemůže odložit žádnou bodovou kostku, ztrácí všechny body v tomto kole.</text:p>
      <text:p text:style-name="P83"><text:span text:style-name="T141"><text:s text:c="5"/></text:span><text:span text:style-name="T142">Bodování :</text:span></text:p>
      <text:p text:style-name="P85">jednička <text:s text:c="2"/>= 1 b. <text:s text:c="3"/>pětka <text:s text:c="7"/>= <text:s/>5 b.</text:p>
      <text:p text:style-name="P86">3x stejné číslo: 3x hodnota</text:p>
      <text:p text:style-name="P86">3x dvojice: 10b</text:p>
      <text:p text:style-name="P86">postupka: 20b</text:p>
      <text:p text:style-name="P86">6x stejný číslo: 50b</text:p>
      <text:h text:style-name="Heading_20_3" text:outline-level="3"><text:span text:style-name="Strong_20_Emphasis">Worroch</text:span></text:h>
      <text:p text:style-name="Text_20_body">(čti Vorok), pán oceli a ohně.<text:line-break/><text:span text:style-name="Emphasis">Chce vybudovat mocnou a věčnou civilizaci.</text:span></text:p>
      <text:list xml:id="list2216650995" text:style-name="L2">
        <text:list-item>
          <text:p text:style-name="P105">Ctít a prosazovat zákony a tradice.</text:p>
        </text:list-item>
        <text:list-item>
          <text:p text:style-name="P105">Stavět potřeby většiny nad potřeby jedince.</text:p>
        </text:list-item>
        <text:list-item>
          <text:p text:style-name="P105">Nestrpět monstrum nebo černokněžníka naživu.</text:p>
        </text:list-item>
        <text:list-item>
          <text:p text:style-name="P105"><text:soft-page-break/>Žít bez lži a podvodu.</text:p>
        </text:list-item>
      </text:list>
      <text:h text:style-name="P95" text:outline-level="3"><text:span text:style-name="T80">Město </text:span>Tross</text:h>
      <text:p text:style-name="P17"><text:span text:style-name="T79">Vila </text:span><text:span text:style-name="T4">F</text:span><text:span text:style-name="T79">ilomény Karské</text:span></text:p>
      <text:list xml:id="list1067073592" text:style-name="L3">
        <text:list-item>
          <text:p text:style-name="P106">Chodí sem dvorní čaroděj Bareus Karsavar, který Filoménu miluje a svými kouzly j<text:span text:style-name="T88">í</text:span> udržuje mladistvý vzhled (musí kvůli tomu dělat stále nebezpečnější kouzla, což ho stojí další mutace). <text:span text:style-name="T87">Filoména ho drží v domnění, že pro ni znamená něco víc.</text:span></text:p>
        </text:list-item>
      </text:list>
      <text:p text:style-name="P5"><text:span text:style-name="T12">Knížecí p</text:span><text:span text:style-name="T3">evnost</text:span></text:p>
      <text:list xml:id="list2060770615" text:style-name="L4">
        <text:list-item>
          <text:p text:style-name="P107">kníže Marak Brakvil</text:p>
        </text:list-item>
        <text:list-item>
          <text:p text:style-name="P107">jeho syn Dalvar Brakvil</text:p>
        </text:list-item>
        <text:list-item>
          <text:p text:style-name="P108">dvorní čaroděj Bareus Karsavar</text:p>
        </text:list-item>
        <text:list-item>
          <text:p text:style-name="P109">drb 3 (Haydenská tvrz)</text:p>
        </text:list-item>
      </text:list>
      <text:p text:style-name="P4"><text:span text:style-name="T3">Kasárna </text:span><text:span text:style-name="T16">(</text:span><text:span text:style-name="T13">v pevnosti</text:span><text:span text:style-name="T16">)</text:span></text:p>
      <text:list xml:id="list1733072065" text:style-name="L5">
        <text:list-item>
          <text:p text:style-name="P133"><text:span text:style-name="T4">kapitán stráže </text:span><text:span text:style-name="T5">Moriak Har</text:span></text:p>
          <text:list>
            <text:list-item>
              <text:p text:style-name="P134"><text:span text:style-name="T5">N</text:span><text:span text:style-name="T3">abídne odměnu za dopadení Stína – 10 zl (není to na vývěsce, protože stráž nechce přiznat, že tu dlouho řádí zloděj, kterého nedokáže dopadnout).</text:span></text:p>
            </text:list-item>
            <text:list-item>
              <text:p text:style-name="P135"><text:span text:style-name="T26">Ž</text:span><text:span text:style-name="T3">ivej nebo mrtvej, </text:span><text:span text:style-name="T26">ale doporučuju živej, protože kdybyste zabili špatnou osobu, tak vás pověsím.</text:span></text:p>
            </text:list-item>
            <text:list-item>
              <text:p text:style-name="P134">Lup je samozřejmě potřeba vrátit, podle toho se pozná, že jste dostali správnou osobu.</text:p>
            </text:list-item>
          </text:list>
        </text:list-item>
      </text:list>
      <text:p text:style-name="P10">Malířský ateliér – v podkroví?</text:p>
      <text:list xml:id="list1731265075" text:style-name="L6">
        <text:list-item>
          <text:p text:style-name="P111"><text:soft-page-break/>Malířka Ariana Warga</text:p>
        </text:list-item>
      </text:list>
      <text:p text:style-name="P11">Alchymistický krámek v chudé čtvrti</text:p>
      <text:list xml:id="list342258947" text:style-name="L7">
        <text:list-item>
          <text:p text:style-name="P112">Trpasličí alchymistka Mallika Kragg</text:p>
        </text:list-item>
      </text:list>
      <text:p text:style-name="P12">Obchod s exotiky v chudé čtvrti</text:p>
      <text:list xml:id="list2011033511" text:style-name="L8">
        <text:list-item>
          <text:p text:style-name="P136"><text:span text:style-name="T3">Kuzal‘</text:span><text:span text:style-name="T66">k’tak</text:span></text:p>
          <text:list>
            <text:list-item>
              <text:p text:style-name="P137"><text:span text:style-name="T66">Chce</text:span><text:span text:style-name="T3"> </text:span><text:span text:style-name="T66">odstranit kn</text:span><text:span text:style-name="T3">ěze Mariuse. Nabízí 20 zl.</text:span></text:p>
            </text:list-item>
          </text:list>
        </text:list-item>
      </text:list>
      <text:p text:style-name="P6"><text:span text:style-name="T3">Putyka „</text:span><text:span text:style-name="T7">U rezavého meče“</text:span></text:p>
      <text:list xml:id="list1404158328" text:style-name="L9">
        <text:list-item>
          <text:p text:style-name="P113">Havířský odbojář Dim Tratas (havíři tu nebydlí, měli by to strašně z ruky).</text:p>
          <text:list>
            <text:list-item>
              <text:p text:style-name="P114">drb2 (v dolech se ztrácel<text:span text:style-name="T91">i</text:span> horníci).</text:p>
            </text:list-item>
            <text:list-item>
              <text:p text:style-name="P138"><text:span text:style-name="T23">C</text:span><text:span text:style-name="T22">hce po postavách, aby důl vyčistili</text:span><text:span text:style-name="T23">. </text:span><text:span text:style-name="T10">Sám jim za to nemá co nabídnout </text:span><text:span text:style-name="T22">(vysype na stůl hromádku měďáků a stříbrňáků, celkem 23 st).</text:span><text:span text:style-name="T10"> Doporuč</text:span><text:span text:style-name="T22">í</text:span><text:span text:style-name="T10">, ať si za to </text:span><text:span text:style-name="T22">postavy</text:span><text:span text:style-name="T10"> zkusej říct o odměnu knížeti, </text:span><text:span text:style-name="T22">protože znovuotevření dolu je určitě v jeho zájmu.</text:span></text:p>
              <text:list>
                <text:list-item>
                  <text:p text:style-name="P115"><text:span text:style-name="T92">K</text:span>níže za to nabídne 25 zl (nemá vcelku moc ztratit, platí až za vyčištěný důl).</text:p>
                </text:list-item>
                <text:list-item>
                  <text:p text:style-name="P140"><text:span text:style-name="T9">Knížecí syn b</text:span><text:span text:style-name="T22">ude</text:span><text:span text:style-name="T9"> trvat na tom, že se k výpravě přidá.</text:span></text:p>
                </text:list-item>
                <text:list-item>
                  <text:p text:style-name="P139"><text:span text:style-name="T9">K</text:span><text:span text:style-name="T22">dyž budou postavy proti, kníže mu to zatrhne.</text:span><text:span text:style-name="T9"> </text:span><text:span text:style-name="T22">V</text:span><text:span text:style-name="T9"> tom případě tam vyrazí na truc na vlastní pěst.</text:span></text:p>
                </text:list-item>
                <text:list-item>
                  <text:p text:style-name="P140"><text:span text:style-name="T9">Určitě nepůjde sám </text:span><text:span text:style-name="T22">(ať už se přidá k postavám nebo ne)</text:span><text:span text:style-name="T9">.</text:span></text:p>
                </text:list-item>
              </text:list>
            </text:list-item>
          </text:list>
        </text:list-item>
        <text:list-item>
          <text:p text:style-name="P116">Bojovnice Reagan</text:p>
          <text:list>
            <text:list-item>
              <text:p text:style-name="P141"><text:soft-page-break/><text:span text:style-name="T3">S čím bojovala v Haydenově tvrzi? </text:span><text:span text:style-name="T11">S nemrtvými? </text:span><text:span text:style-name="T21">(Asi jo.)</text:span><text:span text:style-name="T3"> Co o tom může vyprávět?</text:span></text:p>
            </text:list-item>
          </text:list>
        </text:list-item>
        <text:list-item>
          <text:p text:style-name="P117">Chlastají tu stráže, které zrovna nemají službu</text:p>
          <text:list>
            <text:list-item>
              <text:p text:style-name="P117">Drb 5 (verbují do stráže)</text:p>
            </text:list-item>
            <text:list-item>
              <text:p text:style-name="P118">Kapitán Har pro vás má delikátní prácičku <text:span text:style-name="T94">(lov na Stín)</text:span></text:p>
            </text:list-item>
          </text:list>
        </text:list-item>
        <text:list-item>
          <text:p text:style-name="P142"><text:span text:style-name="T14">d</text:span><text:span text:style-name="T3">rb 9 (alchmistka Kragg má nový recept)</text:span></text:p>
        </text:list-item>
      </text:list>
      <text:p text:style-name="P16"><text:span text:style-name="T18">Luxusní hostinec </text:span><text:span text:style-name="T15">S</text:span><text:span text:style-name="T17">maragdové divadlo</text:span></text:p>
      <text:list xml:id="list2486010970" text:style-name="L10">
        <text:list-item>
          <text:p text:style-name="P145">každý měsíc je zde uzavřené představení, kde se vše hraje naživo; tzn. na pódiu jsou skutečná znásilnění a vraždy, a příbuzní (semi-dobrovolných) obětí jsou vyplácen<text:span text:style-name="T81">i</text:span> ve smaragdech</text:p>
          <text:list>
            <text:list-item>
              <text:p text:style-name="P146">Hosti <text:span text:style-name="T82">(c</text:span>hodí <text:span text:style-name="T82">sem</text:span> v maskách<text:span text:style-name="T82">):</text:span></text:p>
              <text:list>
                <text:list-item>
                  <text:p text:style-name="P147">Dalvar brakvil (knížecí syn)</text:p>
                </text:list-item>
                <text:list-item>
                  <text:p text:style-name="P148">Worochův velekněz Oleg Mankar</text:p>
                </text:list-item>
                <text:list-item>
                  <text:p text:style-name="P149"><text:span text:style-name="T83">šlechtična </text:span>Filoména Karská</text:p>
                </text:list-item>
                <text:list-item>
                  <text:p text:style-name="P150">dvorní čaroděj Bareus Karsavar</text:p>
                </text:list-item>
                <text:list-item>
                  <text:p text:style-name="P151">Kuzal‘<text:span text:style-name="T84">k’tak</text:span></text:p>
                </text:list-item>
              </text:list>
            </text:list-item>
            <text:list-item>
              <text:p text:style-name="P152">Jak se k tomu staví Stín? Ví o tom? Možná ne a až se to dozví, bude to <text:span text:style-name="T85">majiteli </text:span>chtít zatrhnout.</text:p>
            </text:list-item>
          </text:list>
        </text:list-item>
      </text:list>
      <text:list xml:id="list2652243209" text:style-name="L11">
        <text:list-item>
          <text:p text:style-name="P119">O<text:span text:style-name="T86">bsluha, nebo možná hosti</text:span></text:p>
          <text:list>
            <text:list-item>
              <text:p text:style-name="P120">Drb 7 (lidé se bojí dvorního čaroděje)</text:p>
            </text:list-item>
          </text:list>
        </text:list-item>
        <text:list-item>
          <text:p text:style-name="P121">Jedním ze stálých hostů je Stín (protože "žít v luxusu")</text:p>
          <text:list>
            <text:list-item>
              <text:p text:style-name="P153"><text:soft-page-break/><text:span text:style-name="T19">Žije tu pod jménem Filipa Arra. Baví se tím, že dělá </text:span><text:span text:style-name="T20">tajemnou </text:span><text:span text:style-name="T19">společnici bohatým mladým mužům (ať už místním nebo cizincům). <text:s/></text:span><text:span text:style-name="T20">Je to taky</text:span><text:span text:style-name="T19"> dobr</text:span><text:span text:style-name="T20">ý</text:span><text:span text:style-name="T19"> z</text:span><text:span text:style-name="T20">působ</text:span><text:span text:style-name="T19">, jak si otypovat případné cíle.</text:span></text:p>
            </text:list-item>
            <text:list-item>
              <text:p text:style-name="P122">N<text:span text:style-name="T89">edávno zjistila, co se ve Smaragdovém divadle děje a chce to zarazit. Sama ale odmítá vraždit (ze zásady a proto, že by tím na sebe mohla upoutat pozornost), takže na to zkusí najmout postavy. Nabízí za to 50 zl (je mi jedno jak, musí to skončit!)</text:span></text:p>
            </text:list-item>
            <text:list-item>
              <text:p text:style-name="P123">V tajné schránce ve svém pokoji má naloupené šperky. Patří různým šlechtičnám z města a okolí.</text:p>
              <text:list>
                <text:list-item>
                  <text:p text:style-name="P123">Celková cena: 75 zl, ale je to hodně horký zboží. <text:span text:style-name="T93">Při pokusu o prodej tady v Trossu dá obchodník echo stráži.</text:span></text:p>
                </text:list-item>
              </text:list>
            </text:list-item>
          </text:list>
        </text:list-item>
        <text:list-item>
          <text:p text:style-name="P154"><text:span text:style-name="T3">Obchodník prodává (slepou) mapu Trossu. </text:span><text:span text:style-name="T6">Lokace sám nezná.</text:span></text:p>
        </text:list-item>
        <text:list-item>
          <text:p text:style-name="P124">drb 3 (Haydenská tvrz)</text:p>
        </text:list-item>
        <text:list-item>
          <text:p text:style-name="P155"><text:span text:style-name="T6">d</text:span><text:span text:style-name="T3">rb 4 (lord Whalen shání žoldnéře)</text:span></text:p>
        </text:list-item>
        <text:list-item>
          <text:p text:style-name="P143"><text:span text:style-name="T14">d</text:span><text:span text:style-name="T3">rb 9 (alchmistka Kragg má nový recept)</text:span></text:p>
        </text:list-item>
      </text:list>
      <text:p text:style-name="P13">Worrochův chrám</text:p>
      <text:list xml:id="list3876181882" text:style-name="L12">
        <text:list-item>
          <text:p text:style-name="P125">kněz Marius</text:p>
        </text:list-item>
        <text:list-item>
          <text:p text:style-name="P125">biskup Oleg Mankar</text:p>
        </text:list-item>
      </text:list>
      <text:p text:style-name="P14">Vývěska na náměstí</text:p>
      <text:list xml:id="list2362554163" text:style-name="L13">
        <text:list-item>
          <text:p text:style-name="P126">drby 10, 11 a 12</text:p>
        </text:list-item>
      </text:list>
      <text:p text:style-name="P9"><text:soft-page-break/><text:span text:style-name="T8">T</text:span><text:span text:style-name="T3">ržiště (ve dne na náměstí)</text:span></text:p>
      <text:list xml:id="list1154939923" text:style-name="L14">
        <text:list-item>
          <text:p text:style-name="P127">drb 1 (chvástající se mladý kovář)</text:p>
        </text:list-item>
        <text:list-item>
          <text:p text:style-name="P110">drb 3 (Haydenská tvrz)</text:p>
        </text:list-item>
        <text:list-item>
          <text:p text:style-name="P156"><text:span text:style-name="T3">drb 6 (drogy od Kuzal‘</text:span><text:span text:style-name="T66">k’taka</text:span><text:span text:style-name="T3">)</text:span></text:p>
        </text:list-item>
        <text:list-item>
          <text:p text:style-name="P128">drb 8 (v Trehernu uctívají novou bohyni)</text:p>
        </text:list-item>
        <text:list-item>
          <text:p text:style-name="P144"><text:span text:style-name="T14">d</text:span><text:span text:style-name="T3">rb 9 (alchmistka Kragg má nový recept)</text:span></text:p>
        </text:list-item>
      </text:list>
      <text:p text:style-name="P15">Magicky zapečetěná budova v chudinské čtvrti</text:p>
      <text:list xml:id="list651769515" text:style-name="L15">
        <text:list-item>
          <text:p text:style-name="P129">Proč?</text:p>
        </text:list-item>
        <text:list-item>
          <text:p text:style-name="P129">Co tam je zajímavého?</text:p>
        </text:list-item>
        <text:list-item>
          <text:p text:style-name="P129">Souvisí to nějak se „zombie incidentem?“</text:p>
          <text:list>
            <text:list-item>
              <text:p text:style-name="P130">Ano, za obojí může dvorní čaroděj.</text:p>
            </text:list-item>
          </text:list>
        </text:list-item>
      </text:list>
      <text:h text:style-name="P98" text:outline-level="3">Dračí kostra</text:h>
      <text:p text:style-name="P185">Výhoda při sesílání kouzel.</text:p>
      <text:h text:style-name="P96" text:outline-level="3">Godov</text:h>
      <text:p text:style-name="P52">Oběd u zemana Baltuse</text:p>
      <text:list xml:id="list242120526" text:style-name="L16">
        <text:list-item>
          <text:p text:style-name="P158"><text:span text:style-name="T38">Z</text:span><text:span text:style-name="T3">e </text:span><text:span text:style-name="T39">S</text:span><text:span text:style-name="T3">umpu už dlouho nedorazily čerstvé ryby (jídelníček stojí za bačkoru).</text:span></text:p>
        </text:list-item>
        <text:list-item>
          <text:p text:style-name="P157"><text:span text:style-name="T38">Nešli jste náhodou </text:span><text:span text:style-name="T39">kolem domu</text:span><text:span text:style-name="T38"> urozeného pana Whalena? </text:span><text:span text:style-name="T39">Jestli ne, tak tam ani nechoďte, je to starej morous. Všechna moje pozvání ignoruje a myslíte, že mě někdy pozval on? Jistě že ne, musí mi totiž ukázat, že jsem pod jeho úroveň.</text:span></text:p>
        </text:list-item>
      </text:list>
      <text:h text:style-name="Heading_20_3" text:outline-level="3"><text:soft-page-break/>Sump</text:h>
      <text:p text:style-name="P57"><text:span text:style-name="T95">Event:</text:span> V poledne bude soud.</text:p>
      <text:list xml:id="list4287920819" text:style-name="L17">
        <text:list-item>
          <text:p text:style-name="P159">Představení na návsi. Rybář obviňuje svého souseda, sběrače mechů, že mu ukradl loď <text:span text:style-name="T137">(ukradl ji někdo jiný, kdo se chtěl dostat k ještěrcům)</text:span>.</text:p>
          <text:list>
            <text:list-item>
              <text:p text:style-name="P160">Rybář se pokouší předvádět loupež lodě.</text:p>
            </text:list-item>
            <text:list-item>
              <text:p text:style-name="P160">Sběrač mechů předvádí komedii (rybář chytil velrybu a svolá postupně celou vesnici, aby mu šla pomoct).</text:p>
            </text:list-item>
            <text:list-item>
              <text:p text:style-name="P160"><text:span text:style-name="T138">Starosta dá rybáři pokutu (musí sběrači mechů po celej rok zdarma dávat ryby)</text:span>.</text:p>
            </text:list-item>
          </text:list>
        </text:list-item>
      </text:list>
      <text:p text:style-name="P58">Starosta <text:span text:style-name="T139">Kuruk (kudůk)</text:span></text:p>
      <text:list xml:id="list2901587142" text:style-name="L18">
        <text:list-item>
          <text:p text:style-name="P161"><text:span text:style-name="T137">V bažině se mi ztrácí lidi. Nemám co bych nabídnul. Jsou tam nějaký ruiny, v mládí jsem se tam toulal. Pošlu s váma </text:span><text:span text:style-name="T40">s</text:span><text:span text:style-name="T41">yna</text:span><text:span text:style-name="T137">, pokud se tam chcete vypravit.</text:span></text:p>
          <text:list>
            <text:list-item>
              <text:p text:style-name="P162">Průvodce ukáže jak ziggurat, tak měsíční oltář.</text:p>
            </text:list-item>
          </text:list>
        </text:list-item>
      </text:list>
      <text:p text:style-name="P59">Starostův syn Bekel (překvapivě taky kudůk). <text:span text:style-name="T140">Poseroutka.</text:span></text:p>
      <text:h text:style-name="Heading_20_3" text:outline-level="3">Wedel</text:h>
      <text:p text:style-name="P8">Věštkyně</text:p>
      <text:list xml:id="list1850415355" text:style-name="L19">
        <text:list-item>
          <text:p text:style-name="P163">"Ne vše, co zabiješ, bude skutečně mrtvé."</text:p>
        </text:list-item>
        <text:list-item>
          <text:p text:style-name="P163">"V bazénu plném krve na tebe číhá smrt."</text:p>
        </text:list-item>
        <text:list-item>
          <text:p text:style-name="P164"><text:span text:style-name="T1">„</text:span><text:span text:style-name="T2">Hlas v lese není, co se zdá.“</text:span></text:p>
        </text:list-item>
      </text:list>
      <text:p text:style-name="P56">Starosta</text:p>
      <text:list xml:id="list1189423356" text:style-name="L20">
        <text:list-item>
          <text:p text:style-name="P165"><text:soft-page-break/>Nabízí odměnu (25 zl) za likvidaci lesní nestvůry (obří mluvící pavouk).</text:p>
        </text:list-item>
        <text:list-item>
          <text:p text:style-name="P165">Buďte ale opatrní – už jsem tam poslal dvě skupiny a žádná se nevrátila.</text:p>
        </text:list-item>
      </text:list>
      <text:h text:style-name="Heading_20_2" text:outline-level="2">Otázky</text:h>
      <text:list xml:id="list3657584553" text:style-name="L21">
        <text:list-item>
          <text:p text:style-name="P131">Kde žili havíři, dokud doly fungovaly?</text:p>
        </text:list-item>
        <text:list-item>
          <text:p text:style-name="P166"><text:span text:style-name="T3">Kde žijí teď? </text:span><text:span text:style-name="T24">(v lese)</text:span></text:p>
        </text:list-item>
        <text:list-item>
          <text:p text:style-name="P167"><text:span text:style-name="T24">K</text:span><text:span text:style-name="T3">terá žena z Trossu zlomila Urielovi srdce?</text:span></text:p>
        </text:list-item>
      </text:list>
      <text:h text:style-name="Heading_20_1" text:outline-level="1">Loot and gold</text:h>
      <text:p text:style-name="P37">Kam by šel dát další loot:</text:p>
      <text:p text:style-name="P37">- Mrtví dobrodruzi (kostlivci) v Haydenské tvrzi</text:p>
      <text:p text:style-name="P46">TODO: Poustevník by měl mít něco jinýho než plášť nenápadnosti. Hodil by se mu nápoj z krve zlobra (vysvětlovalo by to, jak tam přežívá), pak by ale v trapasličí hrobce mělo bejt něco jinýho (třeba <text:span text:style-name="T95">lektvar regenerace</text:span>? To by asi šlo.)</text:p>
      <text:h text:style-name="Heading_20_2" text:outline-level="2">NPCčka</text:h>
      <text:h text:style-name="Heading_20_3" text:outline-level="3">Stín</text:h>
      <text:p text:style-name="P24"><text:span text:style-name="T25">TODO nějakej zlodějskej item<text:line-break/>- </text:span><text:span text:style-name="T27">asi očarovaná hvězdice. Šel by taky nějakej plášť, ale poustevník má </text:span><text:span text:style-name="T61">plášť nenápadnosti</text:span><text:span text:style-name="T27">, takže by to už bylo moc.<text:line-break/>- i když sakra </text:span><text:span text:style-name="T61">plášť neviditelnosti</text:span><text:span text:style-name="T27"> by se k ní hodil mnohem víc...</text:span></text:p>
      <text:h text:style-name="Heading_20_3" text:outline-level="3">Dvorní čaroděj Bareus Karsavar</text:h>
      <text:p text:style-name="P25">TODO: nějaký svitky</text:p>
      <text:h text:style-name="Heading_20_2" text:outline-level="2"><text:span text:style-name="T107">Random e</text:span>venty</text:h>
      <text:h text:style-name="Heading_20_3" text:outline-level="3">Trpaslická karavana</text:h>
      <text:p text:style-name="P26">V nabídce mají:</text:p>
      <text:list xml:id="list890155113" text:style-name="L22">
        <text:list-item>
          <text:p text:style-name="P168"><text:soft-page-break/><text:span text:style-name="T96">lektvar ohnivého dechu</text:span><text:span text:style-name="T104"> (2 zl)</text:span></text:p>
        </text:list-item>
        <text:list-item>
          <text:p text:style-name="P169">2x <text:span text:style-name="T95">léčivý lektvar</text:span> (<text:span text:style-name="T105">po </text:span>2 zl)</text:p>
        </text:list-item>
        <text:list-item>
          <text:p text:style-name="P170">2x <text:span text:style-name="T95">dýmovnice</text:span> (po 2 zl)</text:p>
        </text:list-item>
        <text:list-item>
          <text:p text:style-name="P171">6x <text:span text:style-name="T95">výbušný projektil</text:span> (po 2 zl)</text:p>
        </text:list-item>
        <text:list-item>
          <text:p text:style-name="P172">2<text:span text:style-name="T106">x</text:span> <text:span text:style-name="T95">zápalný projektil</text:span> (po 2 zl<text:span text:style-name="T158">)</text:span></text:p>
        </text:list-item>
        <text:list-item>
          <text:p text:style-name="P173">2x <text:span text:style-name="T95">petarda</text:span> (po 2 zl)</text:p>
        </text:list-item>
        <text:list-item>
          <text:p text:style-name="P174">2x <text:span text:style-name="T95">ohnivá hlína</text:span> (po 6 zl)</text:p>
        </text:list-item>
        <text:list-item>
          <text:p text:style-name="P174">1x <text:span text:style-name="T95">bomba</text:span> (12 zl)</text:p>
        </text:list-item>
        <text:list-item>
          <text:p text:style-name="P175">1x <text:span text:style-name="T95">lektvar zmenšování</text:span> (2 zl)</text:p>
        </text:list-item>
      </text:list>
      <text:h text:style-name="Heading_20_3" text:outline-level="3">Doupě obřího mluvícího pavouka</text:h>
      <text:p text:style-name="P27">TODO: Mrtvoly vysátých dobrodruhů</text:p>
      <text:p text:style-name="P21">bezhlučný luk</text:p>
      <text:h text:style-name="Heading_20_3" text:outline-level="3">Mrtvý pirát</text:h>
      <text:p text:style-name="P28">6k20 st a <text:span text:style-name="T95">lektvar neviditelnosti</text:span></text:p>
      <text:h text:style-name="Heading_20_3" text:outline-level="3">Bounty na gobliny</text:h>
      <text:p text:style-name="P47">1 st za hlavu goblina</text:p>
      <text:h text:style-name="Heading_20_3" text:outline-level="3"><text:soft-page-break/>Poustevník</text:h>
      <text:h text:style-name="P101" text:outline-level="4">Plášť nenápadnosti</text:h>
      <text:h text:style-name="Heading_20_4" text:outline-level="4">Nápoj z krve zlobra</text:h>
      <text:h text:style-name="P89" text:outline-level="2">Čarodějná věž</text:h>
      <text:h text:style-name="Heading_20_3" text:outline-level="3">Zmražený goblin</text:h>
      <text:h text:style-name="Heading_20_4" text:outline-level="4">Mrazivá hůlka</text:h>
      <text:p text:style-name="P19">Goblinský kouzelný předmět</text:p>
      <text:p text:style-name="P29">Tato hůlka výměnou za 3kz životů sešle <text:span text:style-name="T95">mrazivou střelu</text:span> (i opakovaně). Ztracené životy není možné nijak léčit, každý den se jeden obnoví.</text:p>
      <text:h text:style-name="Heading_20_5" text:outline-level="5">Mrazivá střela *Karah týl*</text:h>
      <text:p text:style-name="P30"><text:span text:style-name="T97">Dosah:</text:span><text:span text:style-name="T108"> střední<text:line-break/></text:span><text:span text:style-name="T97">Rozsah:</text:span><text:span text:style-name="T108"> 1 cíl<text:line-break/></text:span><text:span text:style-name="T98">Útok:</text:span><text:span text:style-name="T109"> Duše + k6 proti </text:span><text:span text:style-name="T110">Fyzičce</text:span><text:span text:style-name="T111"><text:line-break/></text:span><text:span text:style-name="T97">Zranění:</text:span><text:span text:style-name="T108"> </text:span><text:span text:style-name="T28">6</text:span><text:span text:style-name="T108">kz </text:span><text:span text:style-name="T113">mrazem</text:span><text:span text:style-name="T108">, odečítá se Zbroj</text:span></text:p>
      <text:h text:style-name="Heading_20_3" text:outline-level="3">Truhlice alchymisty Egila</text:h>
      <text:h text:style-name="Heading_20_4" text:outline-level="4">Lektvar odolnosti proti magii</text:h>
      <text:p text:style-name="P73"><text:span text:style-name="T95">Trvání:</text:span> několik minut</text:p>
      <text:p text:style-name="P72"><text:span text:style-name="T157">Po </text:span><text:span text:style-name="T54">d</text:span><text:span text:style-name="T55">obu trvání</text:span><text:span text:style-name="T157"> je u jakéhokoliv kouzla, jehož jsi cílem, šance 1 : 3, že na tebe nebude účinkovat.</text:span></text:p>
      <text:h text:style-name="Heading_20_4" text:outline-level="4"><text:soft-page-break/><text:span text:style-name="T78">+</text:span><text:span text:style-name="T77">Elixír</text:span> svěže<text:span text:style-name="T114">s</text:span>ti</text:h>
      <text:p text:style-name="P31">Požití tohoto elixíru nahradí jednu noc spánku.</text:p>
      <text:h text:style-name="Heading_20_4" text:outline-level="4">Hůlka <text:span text:style-name="T76">magických střel</text:span></text:h>
      <text:p text:style-name="P178"><text:span text:style-name="T57">T</text:span><text:span text:style-name="T58">ato hůlka umožňuje připravit si a následně seslat </text:span><text:span text:style-name="T65">magickou střelu</text:span><text:span text:style-name="T168">.</text:span></text:p>
      <text:h text:style-name="P102" text:outline-level="5"><text:span text:style-name="T97">M</text:span><text:span text:style-name="T95">agická střela *Kesem týl*</text:span></text:h>
      <text:p text:style-name="P32"><text:span text:style-name="T97">Dosah:</text:span><text:span text:style-name="T108"> </text:span><text:span text:style-name="T29">s</text:span><text:span text:style-name="T30">třední</text:span><text:span text:style-name="T108"><text:line-break/></text:span><text:span text:style-name="T97">Rozsah:</text:span><text:span text:style-name="T108"> 1</text:span><text:span text:style-name="T31"> tvor</text:span><text:span text:style-name="T108"><text:line-break/></text:span><text:span text:style-name="T98">Útok:</text:span><text:span text:style-name="T109"> Duše + k6 proti </text:span><text:span text:style-name="T32">Fyzičce</text:span><text:span text:style-name="T116"><text:line-break/></text:span><text:span text:style-name="T97">Zranění:</text:span><text:span text:style-name="T108"> </text:span><text:span text:style-name="T28">4</text:span><text:span text:style-name="T108">kz </text:span><text:span text:style-name="T112">bodné</text:span><text:span text:style-name="T72"> </text:span><text:span text:style-name="T73">(neodečítá se zbroj)</text:span></text:p>
      <text:p text:style-name="P178"><text:span text:style-name="T99">Magická střela</text:span><text:span text:style-name="T115"> </text:span><text:span text:style-name="T30">p</text:span><text:span text:style-name="T56">rojde zbrojí nebo jinou pevnou překážkou, aniž by ji poškodila</text:span><text:span text:style-name="T115">. </text:span><text:span text:style-name="T30">M</text:span><text:span text:style-name="T56">ůžeš ji ale seslat pouze na cíl, který alespoň trochu vidíš.</text:span></text:p>
      <text:h text:style-name="P97" text:outline-level="3">Čaroděj Marelok</text:h>
      <text:p text:style-name="P34"><text:span text:style-name="T118">Na policích s knihami jsou s</text:span>vitky s kouzly: <text:span text:style-name="T95">lazebník</text:span>, <text:span text:style-name="T95">fialový blesk</text:span>, <text:span text:style-name="T95">pamatuj</text:span></text:p>
      <text:h text:style-name="Heading_20_4" text:outline-level="4">Prokletá dýka</text:h>
      <text:p text:style-name="P33">Když se touto dýkou pokusíš někoho zranit, paralyzuje ti celou ruku (paralýza odezní po několika minutách).</text:p>
      <text:p text:style-name="P33">/<text:span text:style-name="T159">* Jak to udělat s kartou? Asi 2 verze – kouzelná dýka neznámých schopností a prokletá dýka */</text:span></text:p>
      <text:h text:style-name="Heading_20_4" text:outline-level="4"><text:soft-page-break/>Ještěří amulet</text:h>
      <text:p text:style-name="P35">Když si oblečeš tento amulet, narostou ti po celém těle (<text:span text:style-name="T119">včetně tváře</text:span>) žluté ještěří šupiny a na rukou a nohou ti vyrostou přísavky, <text:span text:style-name="T117">díky kterým se udržíš i na stropě hlavou dolů.</text:span></text:p>
      <text:h text:style-name="P90" text:outline-level="2">Haydenská tvrz</text:h>
      <text:p text:style-name="P36"><text:span text:style-name="T120">TODO: </text:span>Nekromantská zaklínadla <text:span text:style-name="T129">(jeden svitek asi stačí)</text:span></text:p>
      <text:h text:style-name="Heading_20_4" text:outline-level="4"><text:span text:style-name="T165">+</text:span>Mluv s mrtvým <text:span text:style-name="T163">*Diber met*</text:span></text:h>
      <text:p text:style-name="P186"><text:span text:style-name="T95">Trvání:</text:span> několik minut</text:p>
      <text:p text:style-name="P187">Toto kouzlo částečně oživí mrtvolu natolik, že dokáže mluvit. Mrtvý po dobu trvání slyší, ale nevidí a necítí. <text:span text:style-name="T164">Má stejné znalosti jako v okamžiku smrti.</text:span> Je na něm, jestli si s tebou bude chtít povídat.</text:p>
      <text:h text:style-name="Heading_20_4" text:outline-level="4">Návod na lektvar lásky</text:h>
      <text:p text:style-name="P43">Při výrobě je třeba přimíchat slzy toho, do koho se má zamilovat ten, kdo lektvar vypije.</text:p>
      <text:p text:style-name="Example"><text:span text:style-name="T128">L</text:span>ektvar opravdu funguje, ale jen do nejbližšího úplňku. <text:span text:style-name="T68">D</text:span><text:span text:style-name="T70">otyčný</text:span><text:span text:style-name="T69"> se pak začne opět chovat podle toho, co skutečně cítí </text:span><text:span text:style-name="T70">k tomu, z jehož slz je lektvar vyroben</text:span><text:span text:style-name="T69">.</text:span></text:p>
      <text:p text:style-name="P66"><text:span text:style-name="T69">/</text:span><text:span text:style-name="T67">* </text:span><text:span text:style-name="T69">N</text:span><text:span text:style-name="T67">ebo to dokonce omezit jen na klasických několik minut. </text:span><text:span text:style-name="T71">Není to moc, ale je to dost na to, aby to šlo herně využít.</text:span><text:span text:style-name="T67"> */</text:span></text:p>
      <text:h text:style-name="Heading_20_4" text:outline-level="4">Lektvar nenápadnosti</text:h>
      <text:p text:style-name="P70"><text:span text:style-name="T121">Jako </text:span><text:span text:style-name="T100">plášť nenápadnosti</text:span><text:span text:style-name="T121">, ale jen na několik minut.</text:span></text:p>
      <text:p text:style-name="P71"><text:span text:style-name="T53">Po dobu působení se</text:span><text:span text:style-name="T156"> všem bude zdát, že tam, kde jsi, přirozeně patříš.</text:span></text:p>
      <text:h text:style-name="Heading_20_4" text:outline-level="4"><text:soft-page-break/><text:span text:style-name="T171">+B</text:span>ronzová koňská hlava</text:h>
      <text:p text:style-name="P188">Bronzová hlava koně velká asi jako dlaň. Dokud se jí dotýkáš, bude tě poslouchat <text:span text:style-name="T170">neúnavný</text:span> nemrtvý kůň, se kterým je magicky spojena.</text:p>
      <text:h text:style-name="P92" text:outline-level="2">Třináctá šachta štříbrných dolů</text:h>
      <text:h text:style-name="Heading_20_4" text:outline-level="4"><text:span text:style-name="T173">+</text:span>Štít děsu</text:h>
      <text:p text:style-name="P20">Bronzový štít <text:span text:style-name="T126">s reliéfem vousaté tváře se zavřenýma očima</text:span></text:p>
      <text:p text:style-name="P189"><text:span text:style-name="T174">Pronesením jména „Garhaz“ se oči na štítu otevřou. První, kdo do nich pohlédne, na několik minut propadne panickému strachu. Znovu je možné štít aktivovat, až stávající strach pomine.</text:span></text:p>
      <text:p text:style-name="P183">Strach je <text:span text:style-name="T173">možné</text:span> překonat, dotyčný <text:span text:style-name="T122">pak proti tobě bude mít</text:span> nevýhodu.</text:p>
      <text:p text:style-name="P38">„<text:span text:style-name="T125">Slabší povahy rovnou utečou, silnější mohou strach překonat.“</text:span></text:p>
      <text:p text:style-name="P38">- <text:span text:style-name="T123">Je možné vyděsit jen jen jednu osobu najednou.</text:span></text:p>
      <text:h text:style-name="Heading_20_4" text:outline-level="4">Chaotitový orb</text:h>
      <text:p text:style-name="P39"><text:span text:style-name="T127">Když ho držíš, máš výhodu ke všem hodům na seslání. </text:span><text:span text:style-name="T33">K</text:span><text:span text:style-name="T34">romě toho máš</text:span><text:span text:style-name="T127"> </text:span><text:span text:style-name="T101">divný pocit</text:span><text:span text:style-name="T127">.</text:span></text:p>
      <text:p text:style-name="Example">Každý týden strávený v jeho přítomnosti je šance 1 ze 6 na nějakou mutaci (když padne 1, hoď znovu, o kterou mutaci se jedná):</text:p>
      <text:list xml:id="list2625535395" text:style-name="L23">
        <text:list-item>
          <text:p text:style-name="P87">Na jedné z končetin ti vyroste šestý prst</text:p>
        </text:list-item>
        <text:list-item>
          <text:p text:style-name="P87">Vyroste ti třetí oko</text:p>
        </text:list-item>
        <text:list-item>
          <text:p text:style-name="P87">Na zádech ti vyrostou pahýly nefunkčních křídel</text:p>
        </text:list-item>
        <text:list-item>
          <text:p text:style-name="P87"><text:soft-page-break/>Přijdeš o veškeré tělesné ochlupení</text:p>
        </text:list-item>
        <text:list-item>
          <text:p text:style-name="P87">Začneš celý slabě zeleně zářit stejně jako orb</text:p>
        </text:list-item>
        <text:list-item>
          <text:p text:style-name="P87">V břiše ti začne růst démon a bude se snažit prokousat se ven</text:p>
        </text:list-item>
      </text:list>
      <text:h text:style-name="P91" text:outline-level="2"><text:span text:style-name="T74">W</text:span><text:span text:style-name="T75">halenova krvavá vila</text:span></text:h>
      <text:p text:style-name="Text_20_body">P<text:span text:style-name="T129">rokletý ubrus (asi nedělat kartu. I když)</text:span></text:p>
      <text:h text:style-name="Heading_20_4" text:outline-level="4">Lektvar charismatu</text:h>
      <text:p text:style-name="P68"><text:span text:style-name="T64">T</text:span><text:span text:style-name="T60">rvání:</text:span><text:span text:style-name="T3"> několik minut</text:span></text:p>
      <text:p text:style-name="P69"><text:span text:style-name="T51">P</text:span><text:span text:style-name="T52">o dobu trvání</text:span><text:span text:style-name="T155"> budeš přirozeným středem pozornosti a všichni </text:span><text:span text:style-name="T52">ti budou</text:span><text:span text:style-name="T155"> hltat každé slovo z úst.</text:span></text:p>
      <text:h text:style-name="Heading_20_4" text:outline-level="4">Lektvar čtení myšlenek</text:h>
      <text:p text:style-name="P67"><text:span text:style-name="T64">T</text:span><text:span text:style-name="T60">rvání:</text:span><text:span text:style-name="T3"> několik minut</text:span></text:p>
      <text:p text:style-name="P40"><text:span text:style-name="T49">Po d</text:span><text:span text:style-name="T50">obu trvání</text:span><text:span text:style-name="T154"> můžeš </text:span><text:span text:style-name="T35">t</text:span><text:span text:style-name="T49">vorům</text:span><text:span text:style-name="T129">, kterým se díváš do očí, </text:span><text:span text:style-name="T35">číst vědomé, slovně formulované myšlenky.</text:span></text:p>
      <text:h text:style-name="P93" text:outline-level="2">T<text:span text:style-name="T130">rpasličí hrobka</text:span></text:h>
      <text:h text:style-name="Heading_20_4" text:outline-level="4"><text:span text:style-name="T153">+</text:span>Nápoj z krve <text:span text:style-name="T131">zlobra</text:span></text:h>
      <text:p text:style-name="P65"><text:span text:style-name="T46">J</text:span><text:span text:style-name="T47">ed</text:span><text:span text:style-name="T48">iný</text:span><text:span text:style-name="T47"> lok</text:span><text:span text:style-name="T152"> tě nasytí na celý den. Ze zbytku se nápoj do dalšího dne doplní.</text:span></text:p>
      <text:h text:style-name="P99" text:outline-level="4">+Lovec démonů</text:h>
      <text:p text:style-name="P41">Mocný artefakt pro boj s démony – co umí?</text:p>
      <text:p text:style-name="P41">+1 zrnění proti démonům.</text:p>
      <text:p text:style-name="P45"><text:soft-page-break/><text:span text:style-name="T36">D</text:span><text:span text:style-name="T45">okud zůstane zaseknutá v démonově těle, znemožní mu se znovu zhmotnit</text:span><text:span text:style-name="T150">.</text:span></text:p>
      <text:p text:style-name="P42">/<text:span text:style-name="T133">* Škoda, že v Trossu žádní démoni nejsou. Teda kromě toho, kterého teď postavy vypustily. Ha, to by se dalo zneužít.<text:line-break/>- a vlastně ještě někde musí bejt démon, kterej způsobil krvavou vilu. Ale ten je asi nehmotnej. I když... */</text:span></text:p>
      <text:h text:style-name="P94" text:outline-level="2">Z<text:span text:style-name="T132">iggurat</text:span></text:h>
      <text:h text:style-name="Heading_20_4" text:outline-level="4"><text:span text:style-name="T151">+</text:span>Roh <text:span text:style-name="T149">z</text:span> jednorožce</text:h>
      <text:p text:style-name="P48">TODO: Co se z něj dá vyrobit?</text:p>
      <text:p text:style-name="P48">- <text:span text:style-name="T134">purification properties. Virnigity.</text:span></text:p>
      <text:p text:style-name="P49">Z rohu se dá vyrobit celkem <text:span text:style-name="T135">5</text:span> dávek prachu</text:p>
      <text:list xml:id="list1638012525" text:style-name="L24">
        <text:list-item>
          <text:p text:style-name="P176">Prach z rohu jednorožce je universal antidote – <text:span text:style-name="T134">léčí všechny jedy a nemoci.</text:span></text:p>
        </text:list-item>
        <text:list-item>
          <text:p text:style-name="P177">Dá se z něj taky vyrobit nápoj lásky s trvalým účinkem.</text:p>
        </text:list-item>
      </text:list>
      <text:p text:style-name="P50">Místo tří dávek prachu se dá vyrobit amulet, který chrání před jedy a nemocemi (dává imunitu).</text:p>
      <text:p text:style-name="P51">Dá se z něj taky vyrobit žezlo (typicky královské) nebo jílec meče. To nemá žádné zvláštní vlastnosti, je to jen status symbol.</text:p>
      <text:h text:style-name="Heading_20_4" text:outline-level="4"><text:span text:style-name="T147">+</text:span>Trn<text:span text:style-name="T148">ov</text:span>á koruna</text:h>
      <text:p text:style-name="P61"><text:span text:style-name="T37">K</text:span><text:span text:style-name="T44">dyž máš na hlavě tuto korunu, znáš směr</text:span><text:span text:style-name="T146"> k nejbližšímu silnému místu moci.</text:span></text:p>
      <text:p text:style-name="P62"><text:span text:style-name="T102">Dlouhodobé používání může mít nepředvídatelné </text:span><text:span text:style-name="T62">ú</text:span><text:span text:style-name="T63">činky</text:span><text:span text:style-name="T102">.</text:span></text:p>
      <text:p text:style-name="Example"><text:soft-page-break/>Není-li nositelem vyvolený, koruna způsobuje trvalé fyzické následky: vysychání a šupinatění kůže, poté celkové fyzické oslabení (klesání Fyzičky).</text:p>
      <text:p text:style-name="P64">/* Nejbližším místem magické moci je asi dračí kostra.</text:p>
      <text:p text:style-name="P63">*/</text:p>
      <text:h text:style-name="P100" text:outline-level="4"><text:span text:style-name="T145">+</text:span>Ovládací kameny</text:h>
      <text:p text:style-name="P60"><text:span text:style-name="T42">K</text:span><text:span text:style-name="T43">dyž držíš jeden z těchto dvou</text:span> <text:span text:style-name="T144">očarovaných chrysoprasů, tvor, který se dotýká druhého z nich, musí poslouchat tvoje slovní příkazy. Ovládat je takto možné pouze živé tvory, kteří nemají duši: zvířata, hmyz a podobně.</text:span></text:p>
      <text:p text:style-name="P44">/<text:span text:style-name="T143">* Jak to ovládání probíhá? Přes slovní příkazy? Telepaticky?</text:span></text:p>
      <text:p text:style-name="P44">- <text:span text:style-name="T143">asi slovně */</text:span></text:p>
      <text:p text:style-name="P44"/>
      <text:p text:style-name="P181">TODO:</text:p>
      <text:p text:style-name="P182">Svitky (asi taky bez karet. <text:span text:style-name="T160">Možná „mluv s mrtvým“, to není kouzlo z pravidel</text:span>):</text:p>
      <text:p text:style-name="P181">-lazebník</text:p>
      <text:p text:style-name="P181">-fialový blesk</text:p>
      <text:p text:style-name="P181">-pamatuj</text:p>
      <text:p text:style-name="P181"><text:span text:style-name="T165">+</text:span>mluv s mrtvým</text:p>
      <text:p text:style-name="P181"/>
      <text:p text:style-name="P181"/>
      <text:p text:style-name="P182">Alchymistické hračky (na to asi karty dělat nemusim):</text:p>
      <text:p text:style-name="P181"><text:soft-page-break/>-dýmovnice</text:p>
      <text:p text:style-name="P181">-výbušný projektil</text:p>
      <text:p text:style-name="P181">-zápalný projektil</text:p>
      <text:p text:style-name="P181">-petarda</text:p>
      <text:p text:style-name="P181">-ohnivá hlína</text:p>
      <text:p text:style-name="P181">-bomba</text:p>
      <text:p text:style-name="P181"/>
      <text:p text:style-name="P182">Magické suroviny:</text:p>
      <text:p text:style-name="P181">+Roh z jednorožce</text:p>
      <text:p text:style-name="P181"/>
      <text:p text:style-name="P181"/>
      <text:p text:style-name="P182">Trvalé itemy:</text:p>
      <text:p text:style-name="P181"><text:span text:style-name="T166">+P</text:span>lášť neviditelnosti</text:p>
      <text:p text:style-name="P181"><text:span text:style-name="T167">+B</text:span>ezhlučný <text:span text:style-name="T167">dlouhý</text:span> luk</text:p>
      <text:p text:style-name="P181"><text:span text:style-name="T169">+</text:span>Mrazivá hůlka</text:p>
      <text:p text:style-name="P181"><text:span text:style-name="T169">+</text:span>Hůlka magických střel</text:p>
      <text:p text:style-name="P181">Ještěří amulet</text:p>
      <text:p text:style-name="P181"><text:span text:style-name="T171">+</text:span>Bronzová koňská hlava</text:p>
      <text:p text:style-name="P181"><text:span text:style-name="T172">+</text:span>Štít děsu</text:p>
      <text:p text:style-name="P181">+Nápoj z krve zlobra</text:p>
      <text:p text:style-name="P181"><text:soft-page-break/>+Lovec démonů</text:p>
      <text:p text:style-name="P181">+Trnová koruna</text:p>
      <text:p text:style-name="P181">+Ovládací kameny</text:p>
      <text:p text:style-name="P181"/>
      <text:p text:style-name="P132">O<text:span text:style-name="T162">rb magické síly</text:span></text:p>
      <text:p text:style-name="P184">Chaotitový orb (s vedlejším účinkem)</text:p>
      <text:p text:style-name="P181"/>
      <text:p text:style-name="P181">Kouzená dýka (neznámých schopností)<text:line-break/>- <text:span text:style-name="T161">a nebo známé schopnosti (něco fakt drsnýho) a při pokusu s dýkou bojovat hráči kartu vyměním – to zní dobře.</text:span></text:p>
      <text:p text:style-name="P181">Prokletá dýka</text:p>
      <text:p text:style-name="P184">Kouzelný ubrus</text:p>
      <text:p text:style-name="P184">Prokletý ubru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ymbol1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harisSILW" svg:font-family="CharisSILW, serif"/>
    <style:font-face style:name="Mangal2" svg:font-family="Manga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" svg:font-family="'Lucida Sans Unicode'" style:font-pitch="variable"/>
    <style:font-face style:name="Mangal1" svg:font-family="Mangal" style:font-pitch="variable"/>
    <style:font-face style:name="Georgia2" svg:font-family="Georgia" style:font-adornments="Bold" style:font-family-generic="roman" style:font-pitch="variable"/>
    <style:font-face style:name="Georgia1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Georgia3" svg:font-family="Georgia" style:font-adornments="tučné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2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2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2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2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2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2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2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1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block" style:display-name="Property block" style:family="paragraph" style:parent-style-name="Text_20_body">
      <style:paragraph-properties fo:margin-left="0.199cm" fo:margin-right="0cm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.101cm" fo:margin-bottom="0.101cm" loext:contextual-spacing="false" fo:text-align="center" style:justify-single-word="false" style:page-number="auto"/>
      <style:text-properties style:font-name="Georgia3" fo:font-family="Georgia" style:font-style-name="tučné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WW8Num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1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1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style:use-window-font-color="true" style:font-name="Georgia" fo:font-family="Georgia" style:font-style-name="Regular" style:font-family-generic="roman" style:font-pitch="variable" fo:font-size="10pt" fo:letter-spacing="0.004cm" fo:language="cs" fo:country="CZ" fo:font-style="normal" fo:font-weight="bold" officeooo:rsid="2af9ce22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style-asian="normal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normal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Odkaz_20_na_20_kapitolu_20_v_20_příkladu" style:display-name="Odkaz na kapitolu v příkladu" style:family="text">
      <style:text-properties style:use-window-font-color="true" style:font-name="Georgia" fo:font-family="Georgia" style:font-style-name="Regular" style:font-family-generic="roman" style:font-pitch="variable" fo:font-size="71%" fo:letter-spacing="0.007cm" fo:language="en" fo:country="US" fo:font-style="normal" fo:font-weight="bold" officeooo:rsid="36c86be9" style:letter-kerning="true" fo:background-color="transparent" style:font-name-asian="Times New Roman" style:font-family-asian="'Times New Roman'" style:font-family-generic-asian="roman" style:font-pitch-asian="variable" style:font-size-asian="10pt" style:language-asian="zxx" style:country-asian="none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style-complex="normal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1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1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1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1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1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1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1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3f676b5f" officeooo:paragraph-rsid="3f676b5f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1-27T18:55:49.691000000</dc:date>
    <meta:print-date>2113-01-01T00:00:00</meta:print-date>
    <meta:editing-cycles>22091</meta:editing-cycles>
    <meta:editing-duration>P65DT10H50M20S</meta:editing-duration>
    <meta:generator>LibreOffice/6.3.2.2$Windows_X86_64 LibreOffice_project/98b30e735bda24bc04ab42594c85f7fd8be07b9c</meta:generator>
    <dc:creator>York </dc:creator>
    <meta:document-statistic meta:table-count="0" meta:image-count="0" meta:object-count="0" meta:page-count="21" meta:paragraph-count="293" meta:word-count="2406" meta:character-count="13881" meta:non-whitespace-character-count="11834"/>
  </office:meta>
</office:document-meta>
</file>